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646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61">
            <text:p>6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12">
            <text:p>11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75">
            <text:p>17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5975">
            <text:p>597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6525">
            <text:p>652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9996">
            <text:p>999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26">
            <text:p>2020-11-2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4 - 1.27)">
            <text:p>(0.94 - 1.2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3">
            <text:p>1.0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9.5">
            <text:p>179.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508931102920329">
            <text:p>0.0508931103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832024990255">
            <text:p>1.183202499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3.9633726947948">
            <text:p>13.963372694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4.5">
            <text:p>104.5</text:p>
          </table:table-cell>
          <table:table-cell office:value-type="float" office:value="63.75">
            <text:p>63.75</text:p>
          </table:table-cell>
          <table:table-cell office:value-type="float" office:value="0.0263852242744063">
            <text:p>0.0263852243</text:p>
          </table:table-cell>
          <table:table-cell office:value-type="float" office:value="0.0656819610307982">
            <text:p>0.065681961</text:p>
          </table:table-cell>
          <table:table-cell office:value-type="float" office:value="0.0175426527242708">
            <text:p>0.0175426527</text:p>
          </table:table-cell>
          <table:table-cell office:value-type="float" office:value="1.09371279787804">
            <text:p>1.0937127979</text:p>
          </table:table-cell>
          <table:table-cell office:value-type="float" office:value="1.2383425388173">
            <text:p>1.2383425388</text:p>
          </table:table-cell>
          <table:table-cell office:value-type="float" office:value="1.06200246407757">
            <text:p>1.0620024641</text:p>
          </table:table-cell>
          <table:table-cell office:value-type="float" office:value="26.6153474398358">
            <text:p>26.6153474398</text:p>
          </table:table-cell>
          <table:table-cell office:value-type="float" office:value="10.8959822071444">
            <text:p>10.89598220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9.25">
            <text:p>29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693621057623903">
            <text:p>0.006936210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437103461047">
            <text:p>1.0243710346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34.5">
            <text:p>234.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40885487838207">
            <text:p>0.0640885488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323603112304">
            <text:p>1.2323603112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1584464073506">
            <text:p>11.158446407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73">
            <text:p>4573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203.875">
            <text:p>203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45823310736934">
            <text:p>0.0445823311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599338238761">
            <text:p>1.1599338239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5.8916302449116">
            <text:p>15.891630244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49">
            <text:p>3249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22.75">
            <text:p>222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85595567867036">
            <text:p>0.0685595568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4917125789397">
            <text:p>1.249171257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0.4528903214564">
            <text:p>10.452890321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91">
            <text:p>3691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31.5">
            <text:p>231.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62720130046058">
            <text:p>0.06272013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2723073199867">
            <text:p>1.22723073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1.3944908827044">
            <text:p>11.394490882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30">
            <text:p>2430</text:p>
          </table:table-cell>
          <table:table-cell office:value-type="float" office:value="5080">
            <text:p>5080</text:p>
          </table:table-cell>
          <table:table-cell office:value-type="float" office:value="91.75">
            <text:p>91.75</text:p>
          </table:table-cell>
          <table:table-cell office:value-type="float" office:value="144.25">
            <text:p>144.25</text:p>
          </table:table-cell>
          <table:table-cell office:value-type="float" office:value="244.5">
            <text:p>244.5</text:p>
          </table:table-cell>
          <table:table-cell office:value-type="float" office:value="0.0688813813813814">
            <text:p>0.0688813814</text:p>
          </table:table-cell>
          <table:table-cell office:value-type="float" office:value="0.0593621399176955">
            <text:p>0.0593621399</text:p>
          </table:table-cell>
          <table:table-cell office:value-type="float" office:value="0.0481299212598425">
            <text:p>0.0481299213</text:p>
          </table:table-cell>
          <table:table-cell office:value-type="float" office:value="1.25038433844881">
            <text:p>1.2503843384</text:p>
          </table:table-cell>
          <table:table-cell office:value-type="float" office:value="1.21467426247693">
            <text:p>1.2146742625</text:p>
          </table:table-cell>
          <table:table-cell office:value-type="float" office:value="1.17299504347759">
            <text:p>1.1729950435</text:p>
          </table:table-cell>
          <table:table-cell office:value-type="float" office:value="10.4056367432904">
            <text:p>10.4056367433</text:p>
          </table:table-cell>
          <table:table-cell office:value-type="float" office:value="12.019829619782">
            <text:p>12.0198296198</text:p>
          </table:table-cell>
          <table:table-cell office:value-type="float" office:value="14.7454440197781">
            <text:p>14.745444019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96">
            <text:p>2596</text:p>
          </table:table-cell>
          <table:table-cell office:value-type="float" office:value="4479">
            <text:p>4479</text:p>
          </table:table-cell>
          <table:table-cell office:value-type="float" office:value="132.875">
            <text:p>132.875</text:p>
          </table:table-cell>
          <table:table-cell office:value-type="float" office:value="98.25">
            <text:p>98.25</text:p>
          </table:table-cell>
          <table:table-cell office:value-type="float" office:value="203.625">
            <text:p>203.625</text:p>
          </table:table-cell>
          <table:table-cell office:value-type="float" office:value="0.0914487267721955">
            <text:p>0.0914487268</text:p>
          </table:table-cell>
          <table:table-cell office:value-type="float" office:value="0.037846687211094">
            <text:p>0.0378466872</text:p>
          </table:table-cell>
          <table:table-cell office:value-type="float" office:value="0.0454621567314133">
            <text:p>0.0454621567</text:p>
          </table:table-cell>
          <table:table-cell office:value-type="float" office:value="1.33646176817407">
            <text:p>1.3364617682</text:p>
          </table:table-cell>
          <table:table-cell office:value-type="float" office:value="1.13527085383522">
            <text:p>1.1352708538</text:p>
          </table:table-cell>
          <table:table-cell office:value-type="float" office:value="1.1631684916415">
            <text:p>1.1631684916</text:p>
          </table:table-cell>
          <table:table-cell office:value-type="float" office:value="7.92114606081882">
            <text:p>7.9211460608</text:p>
          </table:table-cell>
          <table:table-cell office:value-type="float" office:value="18.6590343024343">
            <text:p>18.6590343024</text:p>
          </table:table-cell>
          <table:table-cell office:value-type="float" office:value="15.5906905638865">
            <text:p>15.590690563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747">
            <text:p>2747</text:p>
          </table:table-cell>
          <table:table-cell office:value-type="float" office:value="5257">
            <text:p>5257</text:p>
          </table:table-cell>
          <table:table-cell office:value-type="float" office:value="94.75">
            <text:p>94.75</text:p>
          </table:table-cell>
          <table:table-cell office:value-type="float" office:value="158.125">
            <text:p>158.125</text:p>
          </table:table-cell>
          <table:table-cell office:value-type="float" office:value="283.75">
            <text:p>283.75</text:p>
          </table:table-cell>
          <table:table-cell office:value-type="float" office:value="0.0572161835748792">
            <text:p>0.0572161836</text:p>
          </table:table-cell>
          <table:table-cell office:value-type="float" office:value="0.0575627957772115">
            <text:p>0.0575627958</text:p>
          </table:table-cell>
          <table:table-cell office:value-type="float" office:value="0.0539756515122694">
            <text:p>0.0539756515</text:p>
          </table:table-cell>
          <table:table-cell office:value-type="float" office:value="1.20667307817131">
            <text:p>1.2066730782</text:p>
          </table:table-cell>
          <table:table-cell office:value-type="float" office:value="1.20796419711731">
            <text:p>1.2079641971</text:p>
          </table:table-cell>
          <table:table-cell office:value-type="float" office:value="1.19462498736704">
            <text:p>1.1946249874</text:p>
          </table:table-cell>
          <table:table-cell office:value-type="float" office:value="12.4578900517574">
            <text:p>12.4578900518</text:p>
          </table:table-cell>
          <table:table-cell office:value-type="float" office:value="12.3849239341917">
            <text:p>12.3849239342</text:p>
          </table:table-cell>
          <table:table-cell office:value-type="float" office:value="13.1853864678616">
            <text:p>13.185386467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675">
            <text:p>1675</text:p>
          </table:table-cell>
          <table:table-cell office:value-type="float" office:value="2865">
            <text:p>2865</text:p>
          </table:table-cell>
          <table:table-cell office:value-type="float" office:value="5311">
            <text:p>5311</text:p>
          </table:table-cell>
          <table:table-cell office:value-type="float" office:value="75">
            <text:p>75</text:p>
          </table:table-cell>
          <table:table-cell office:value-type="float" office:value="184.125">
            <text:p>184.125</text:p>
          </table:table-cell>
          <table:table-cell office:value-type="float" office:value="312.875">
            <text:p>312.875</text:p>
          </table:table-cell>
          <table:table-cell office:value-type="float" office:value="0.0447761194029851">
            <text:p>0.0447761194</text:p>
          </table:table-cell>
          <table:table-cell office:value-type="float" office:value="0.0642670157068063">
            <text:p>0.0642670157</text:p>
          </table:table-cell>
          <table:table-cell office:value-type="float" office:value="0.0589107512709471">
            <text:p>0.0589107513</text:p>
          </table:table-cell>
          <table:table-cell office:value-type="float" office:value="1.16064602361328">
            <text:p>1.1606460236</text:p>
          </table:table-cell>
          <table:table-cell office:value-type="float" office:value="1.23302984361723">
            <text:p>1.2330298436</text:p>
          </table:table-cell>
          <table:table-cell office:value-type="float" office:value="1.21298976361432">
            <text:p>1.2129897636</text:p>
          </table:table-cell>
          <table:table-cell office:value-type="float" office:value="15.8243305649904">
            <text:p>15.824330565</text:p>
          </table:table-cell>
          <table:table-cell office:value-type="float" office:value="11.1284026220253">
            <text:p>11.128402622</text:p>
          </table:table-cell>
          <table:table-cell office:value-type="float" office:value="12.1093231095481">
            <text:p>12.109323109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3024">
            <text:p>3024</text:p>
          </table:table-cell>
          <table:table-cell office:value-type="float" office:value="5601">
            <text:p>5601</text:p>
          </table:table-cell>
          <table:table-cell office:value-type="float" office:value="112.375">
            <text:p>112.375</text:p>
          </table:table-cell>
          <table:table-cell office:value-type="float" office:value="265.75">
            <text:p>265.75</text:p>
          </table:table-cell>
          <table:table-cell office:value-type="float" office:value="373.25">
            <text:p>373.25</text:p>
          </table:table-cell>
          <table:table-cell office:value-type="float" office:value="0.0587735355648536">
            <text:p>0.0587735356</text:p>
          </table:table-cell>
          <table:table-cell office:value-type="float" office:value="0.087880291005291">
            <text:p>0.087880291</text:p>
          </table:table-cell>
          <table:table-cell office:value-type="float" office:value="0.0666398857346902">
            <text:p>0.0666398857</text:p>
          </table:table-cell>
          <table:table-cell office:value-type="float" office:value="1.21247785830326">
            <text:p>1.2124778583</text:p>
          </table:table-cell>
          <table:table-cell office:value-type="float" office:value="1.32271799179098">
            <text:p>1.3227179918</text:p>
          </table:table-cell>
          <table:table-cell office:value-type="float" office:value="1.24194371383805">
            <text:p>1.2419437138</text:p>
          </table:table-cell>
          <table:table-cell office:value-type="float" office:value="12.1368002299582">
            <text:p>12.13680023</text:p>
          </table:table-cell>
          <table:table-cell office:value-type="float" office:value="8.22911075730025">
            <text:p>8.2291107573</text:p>
          </table:table-cell>
          <table:table-cell office:value-type="float" office:value="10.7442334984423">
            <text:p>10.744233498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50">
            <text:p>50</text:p>
          </table:table-cell>
          <table:table-cell office:value-type="float" office:value="1960">
            <text:p>1960</text:p>
          </table:table-cell>
          <table:table-cell office:value-type="float" office:value="3164">
            <text:p>3164</text:p>
          </table:table-cell>
          <table:table-cell office:value-type="float" office:value="5467">
            <text:p>5467</text:p>
          </table:table-cell>
          <table:table-cell office:value-type="float" office:value="137.5">
            <text:p>137.5</text:p>
          </table:table-cell>
          <table:table-cell office:value-type="float" office:value="189.5">
            <text:p>189.5</text:p>
          </table:table-cell>
          <table:table-cell office:value-type="float" office:value="466.625">
            <text:p>466.625</text:p>
          </table:table-cell>
          <table:table-cell office:value-type="float" office:value="0.0701530612244898">
            <text:p>0.0701530612</text:p>
          </table:table-cell>
          <table:table-cell office:value-type="float" office:value="0.0598925410872314">
            <text:p>0.0598925411</text:p>
          </table:table-cell>
          <table:table-cell office:value-type="float" office:value="0.0853530272544357">
            <text:p>0.0853530273</text:p>
          </table:table-cell>
          <table:table-cell office:value-type="float" office:value="1.25518176020408">
            <text:p>1.2551817602</text:p>
          </table:table-cell>
          <table:table-cell office:value-type="float" office:value="1.21665464210197">
            <text:p>1.2166546421</text:p>
          </table:table-cell>
          <table:table-cell office:value-type="float" office:value="1.31301446834306">
            <text:p>1.3130144683</text:p>
          </table:table-cell>
          <table:table-cell office:value-type="float" office:value="10.2231555033292">
            <text:p>10.2231555033</text:p>
          </table:table-cell>
          <table:table-cell office:value-type="float" office:value="11.9163942572959">
            <text:p>11.9163942573</text:p>
          </table:table-cell>
          <table:table-cell office:value-type="float" office:value="8.46278738781046">
            <text:p>8.462787387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300">
            <text:p>3300</text:p>
          </table:table-cell>
          <table:table-cell office:value-type="float" office:value="6546">
            <text:p>6546</text:p>
          </table:table-cell>
          <table:table-cell office:value-type="float" office:value="111.375">
            <text:p>111.375</text:p>
          </table:table-cell>
          <table:table-cell office:value-type="float" office:value="232.25">
            <text:p>232.25</text:p>
          </table:table-cell>
          <table:table-cell office:value-type="float" office:value="368.125">
            <text:p>368.125</text:p>
          </table:table-cell>
          <table:table-cell office:value-type="float" office:value="0.0632453151618399">
            <text:p>0.0632453152</text:p>
          </table:table-cell>
          <table:table-cell office:value-type="float" office:value="0.0703787878787879">
            <text:p>0.0703787879</text:p>
          </table:table-cell>
          <table:table-cell office:value-type="float" office:value="0.0562366330583563">
            <text:p>0.0562366331</text:p>
          </table:table-cell>
          <table:table-cell office:value-type="float" office:value="1.22919854405068">
            <text:p>1.2291985441</text:p>
          </table:table-cell>
          <table:table-cell office:value-type="float" office:value="1.256033978191">
            <text:p>1.2560339782</text:p>
          </table:table-cell>
          <table:table-cell office:value-type="float" office:value="1.20302683114382">
            <text:p>1.2030268311</text:p>
          </table:table-cell>
          <table:table-cell office:value-type="float" office:value="11.3026919634283">
            <text:p>11.3026919634</text:p>
          </table:table-cell>
          <table:table-cell office:value-type="float" office:value="10.191453494647">
            <text:p>10.1914534946</text:p>
          </table:table-cell>
          <table:table-cell office:value-type="float" office:value="12.6689589631264">
            <text:p>12.668958963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880">
            <text:p>1880</text:p>
          </table:table-cell>
          <table:table-cell office:value-type="float" office:value="3568">
            <text:p>3568</text:p>
          </table:table-cell>
          <table:table-cell office:value-type="float" office:value="6730">
            <text:p>6730</text:p>
          </table:table-cell>
          <table:table-cell office:value-type="float" office:value="129.75">
            <text:p>129.75</text:p>
          </table:table-cell>
          <table:table-cell office:value-type="float" office:value="258">
            <text:p>258</text:p>
          </table:table-cell>
          <table:table-cell office:value-type="float" office:value="309.625">
            <text:p>309.625</text:p>
          </table:table-cell>
          <table:table-cell office:value-type="float" office:value="0.0690159574468085">
            <text:p>0.0690159574</text:p>
          </table:table-cell>
          <table:table-cell office:value-type="float" office:value="0.0723094170403587">
            <text:p>0.072309417</text:p>
          </table:table-cell>
          <table:table-cell office:value-type="float" office:value="0.0460066864784547">
            <text:p>0.0460066865</text:p>
          </table:table-cell>
          <table:table-cell office:value-type="float" office:value="1.25089172773314">
            <text:p>1.2508917277</text:p>
          </table:table-cell>
          <table:table-cell office:value-type="float" office:value="1.26333111715498">
            <text:p>1.2633311172</text:p>
          </table:table-cell>
          <table:table-cell office:value-type="float" office:value="1.16517196846802">
            <text:p>1.1651719685</text:p>
          </table:table-cell>
          <table:table-cell office:value-type="float" office:value="10.3860075338297">
            <text:p>10.3860075338</text:p>
          </table:table-cell>
          <table:table-cell office:value-type="float" office:value="9.92839064591922">
            <text:p>9.9283906459</text:p>
          </table:table-cell>
          <table:table-cell office:value-type="float" office:value="15.4102025138282">
            <text:p>15.410202513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2216">
            <text:p>2216</text:p>
          </table:table-cell>
          <table:table-cell office:value-type="float" office:value="3937">
            <text:p>3937</text:p>
          </table:table-cell>
          <table:table-cell office:value-type="float" office:value="7405">
            <text:p>7405</text:p>
          </table:table-cell>
          <table:table-cell office:value-type="float" office:value="121.75">
            <text:p>121.75</text:p>
          </table:table-cell>
          <table:table-cell office:value-type="float" office:value="339.625">
            <text:p>339.625</text:p>
          </table:table-cell>
          <table:table-cell office:value-type="float" office:value="240.875">
            <text:p>240.875</text:p>
          </table:table-cell>
          <table:table-cell office:value-type="float" office:value="0.0549413357400722">
            <text:p>0.0549413357</text:p>
          </table:table-cell>
          <table:table-cell office:value-type="float" office:value="0.0862649225298451">
            <text:p>0.0862649225</text:p>
          </table:table-cell>
          <table:table-cell office:value-type="float" office:value="0.0325286968264686">
            <text:p>0.0325286968</text:p>
          </table:table-cell>
          <table:table-cell office:value-type="float" office:value="1.19821103382114">
            <text:p>1.1982110338</text:p>
          </table:table-cell>
          <table:table-cell office:value-type="float" office:value="1.31651283709825">
            <text:p>1.3165128371</text:p>
          </table:table-cell>
          <table:table-cell office:value-type="float" office:value="1.11592434648241">
            <text:p>1.1159243465</text:p>
          </table:table-cell>
          <table:table-cell office:value-type="float" office:value="12.9596169799007">
            <text:p>12.9596169799</text:p>
          </table:table-cell>
          <table:table-cell office:value-type="float" office:value="8.37689344780596">
            <text:p>8.3768934478</text:p>
          </table:table-cell>
          <table:table-cell office:value-type="float" office:value="21.653514938719">
            <text:p>21.653514938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352">
            <text:p>2352</text:p>
          </table:table-cell>
          <table:table-cell office:value-type="float" office:value="4293">
            <text:p>4293</text:p>
          </table:table-cell>
          <table:table-cell office:value-type="float" office:value="8826">
            <text:p>8826</text:p>
          </table:table-cell>
          <table:table-cell office:value-type="float" office:value="155">
            <text:p>155</text:p>
          </table:table-cell>
          <table:table-cell office:value-type="float" office:value="216.625">
            <text:p>216.625</text:p>
          </table:table-cell>
          <table:table-cell office:value-type="float" office:value="343.5">
            <text:p>343.5</text:p>
          </table:table-cell>
          <table:table-cell office:value-type="float" office:value="0.0659013605442177">
            <text:p>0.0659013605</text:p>
          </table:table-cell>
          <table:table-cell office:value-type="float" office:value="0.0504600512462148">
            <text:p>0.0504600512</text:p>
          </table:table-cell>
          <table:table-cell office:value-type="float" office:value="0.0389191026512576">
            <text:p>0.0389191027</text:p>
          </table:table-cell>
          <table:table-cell office:value-type="float" office:value="1.23916702097506">
            <text:p>1.239167021</text:p>
          </table:table-cell>
          <table:table-cell office:value-type="float" office:value="1.18160076423442">
            <text:p>1.1816007642</text:p>
          </table:table-cell>
          <table:table-cell office:value-type="float" office:value="1.13918566451971">
            <text:p>1.1391856645</text:p>
          </table:table-cell>
          <table:table-cell office:value-type="float" office:value="10.8608368825064">
            <text:p>10.8608368825</text:p>
          </table:table-cell>
          <table:table-cell office:value-type="float" office:value="14.0802834145216">
            <text:p>14.0802834145</text:p>
          </table:table-cell>
          <table:table-cell office:value-type="float" office:value="18.1543158753142">
            <text:p>18.154315875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622">
            <text:p>2622</text:p>
          </table:table-cell>
          <table:table-cell office:value-type="float" office:value="4564">
            <text:p>4564</text:p>
          </table:table-cell>
          <table:table-cell office:value-type="float" office:value="9932">
            <text:p>9932</text:p>
          </table:table-cell>
          <table:table-cell office:value-type="float" office:value="264.5">
            <text:p>264.5</text:p>
          </table:table-cell>
          <table:table-cell office:value-type="float" office:value="202.875">
            <text:p>202.875</text:p>
          </table:table-cell>
          <table:table-cell office:value-type="float" office:value="462.125">
            <text:p>462.125</text:p>
          </table:table-cell>
          <table:table-cell office:value-type="float" office:value="0.100877192982456">
            <text:p>0.100877193</text:p>
          </table:table-cell>
          <table:table-cell office:value-type="float" office:value="0.0444511393514461">
            <text:p>0.0444511394</text:p>
          </table:table-cell>
          <table:table-cell office:value-type="float" office:value="0.046528896496174">
            <text:p>0.0465288965</text:p>
          </table:table-cell>
          <table:table-cell office:value-type="float" office:value="1.37301554324408">
            <text:p>1.3730155432</text:p>
          </table:table-cell>
          <table:table-cell office:value-type="float" office:value="1.15945175915776">
            <text:p>1.1594517592</text:p>
          </table:table-cell>
          <table:table-cell office:value-type="float" office:value="1.16709441662655">
            <text:p>1.1670944166</text:p>
          </table:table-cell>
          <table:table-cell office:value-type="float" office:value="7.21222120649207">
            <text:p>7.2122212065</text:p>
          </table:table-cell>
          <table:table-cell office:value-type="float" office:value="15.9375241356555">
            <text:p>15.9375241357</text:p>
          </table:table-cell>
          <table:table-cell office:value-type="float" office:value="15.2410801717641">
            <text:p>15.241080171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2634">
            <text:p>2634</text:p>
          </table:table-cell>
          <table:table-cell office:value-type="float" office:value="4564">
            <text:p>4564</text:p>
          </table:table-cell>
          <table:table-cell office:value-type="float" office:value="8187">
            <text:p>8187</text:p>
          </table:table-cell>
          <table:table-cell office:value-type="float" office:value="221.25">
            <text:p>221.25</text:p>
          </table:table-cell>
          <table:table-cell office:value-type="float" office:value="305.625">
            <text:p>305.625</text:p>
          </table:table-cell>
          <table:table-cell office:value-type="float" office:value="423.875">
            <text:p>423.875</text:p>
          </table:table-cell>
          <table:table-cell office:value-type="float" office:value="0.083997722095672">
            <text:p>0.0839977221</text:p>
          </table:table-cell>
          <table:table-cell office:value-type="float" office:value="0.0669642857142857">
            <text:p>0.0669642857</text:p>
          </table:table-cell>
          <table:table-cell office:value-type="float" office:value="0.0517741541468181">
            <text:p>0.0517741541</text:p>
          </table:table-cell>
          <table:table-cell office:value-type="float" office:value="1.30782103727668">
            <text:p>1.3078210373</text:p>
          </table:table-cell>
          <table:table-cell office:value-type="float" office:value="1.2431640625">
            <text:p>1.2431640625</text:p>
          </table:table-cell>
          <table:table-cell office:value-type="float" office:value="1.1864634430676">
            <text:p>1.1864634431</text:p>
          </table:table-cell>
          <table:table-cell office:value-type="float" office:value="8.59389115938931">
            <text:p>8.5938911594</text:p>
          </table:table-cell>
          <table:table-cell office:value-type="float" office:value="10.6938277431585">
            <text:p>10.6938277432</text:p>
          </table:table-cell>
          <table:table-cell office:value-type="float" office:value="13.7315576241787">
            <text:p>13.731557624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6">
            <text:p>76</text:p>
          </table:table-cell>
          <table:table-cell office:value-type="float" office:value="2732">
            <text:p>2732</text:p>
          </table:table-cell>
          <table:table-cell office:value-type="float" office:value="4951">
            <text:p>4951</text:p>
          </table:table-cell>
          <table:table-cell office:value-type="float" office:value="8267">
            <text:p>8267</text:p>
          </table:table-cell>
          <table:table-cell office:value-type="float" office:value="200.625">
            <text:p>200.625</text:p>
          </table:table-cell>
          <table:table-cell office:value-type="float" office:value="490.75">
            <text:p>490.75</text:p>
          </table:table-cell>
          <table:table-cell office:value-type="float" office:value="279.125">
            <text:p>279.125</text:p>
          </table:table-cell>
          <table:table-cell office:value-type="float" office:value="0.0734352122986823">
            <text:p>0.0734352123</text:p>
          </table:table-cell>
          <table:table-cell office:value-type="float" office:value="0.0991213896182589">
            <text:p>0.0991213896</text:p>
          </table:table-cell>
          <table:table-cell office:value-type="float" office:value="0.0337637595258256">
            <text:p>0.0337637595</text:p>
          </table:table-cell>
          <table:table-cell office:value-type="float" office:value="1.26759299463988">
            <text:p>1.2675929946</text:p>
          </table:table-cell>
          <table:table-cell office:value-type="float" office:value="1.36618196142842">
            <text:p>1.3661819614</text:p>
          </table:table-cell>
          <table:table-cell office:value-type="float" office:value="1.12040754159673">
            <text:p>1.1204075416</text:p>
          </table:table-cell>
          <table:table-cell office:value-type="float" office:value="9.78137461143739">
            <text:p>9.7813746114</text:p>
          </table:table-cell>
          <table:table-cell office:value-type="float" office:value="7.3340274849285">
            <text:p>7.3340274849</text:p>
          </table:table-cell>
          <table:table-cell office:value-type="float" office:value="20.8739802012721">
            <text:p>20.873980201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3038">
            <text:p>3038</text:p>
          </table:table-cell>
          <table:table-cell office:value-type="float" office:value="5520">
            <text:p>5520</text:p>
          </table:table-cell>
          <table:table-cell office:value-type="float" office:value="11225">
            <text:p>11225</text:p>
          </table:table-cell>
          <table:table-cell office:value-type="float" office:value="356.875">
            <text:p>356.875</text:p>
          </table:table-cell>
          <table:table-cell office:value-type="float" office:value="224.125">
            <text:p>224.125</text:p>
          </table:table-cell>
          <table:table-cell office:value-type="float" office:value="252.625">
            <text:p>252.625</text:p>
          </table:table-cell>
          <table:table-cell office:value-type="float" office:value="0.117470375246873">
            <text:p>0.1174703752</text:p>
          </table:table-cell>
          <table:table-cell office:value-type="float" office:value="0.0406023550724638">
            <text:p>0.0406023551</text:p>
          </table:table-cell>
          <table:table-cell office:value-type="float" office:value="0.0225055679287305">
            <text:p>0.0225055679</text:p>
          </table:table-cell>
          <table:table-cell office:value-type="float" office:value="1.43819291992291">
            <text:p>1.4381929199</text:p>
          </table:table-cell>
          <table:table-cell office:value-type="float" office:value="1.14533940317899">
            <text:p>1.1453394032</text:p>
          </table:table-cell>
          <table:table-cell office:value-type="float" office:value="1.07976222890263">
            <text:p>1.0797622289</text:p>
          </table:table-cell>
          <table:table-cell office:value-type="float" office:value="6.24077203258602">
            <text:p>6.2407720326</text:p>
          </table:table-cell>
          <table:table-cell office:value-type="float" office:value="17.4158751150374">
            <text:p>17.415875115</text:p>
          </table:table-cell>
          <table:table-cell office:value-type="float" office:value="31.1442077905529">
            <text:p>31.144207790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3174">
            <text:p>3174</text:p>
          </table:table-cell>
          <table:table-cell office:value-type="float" office:value="5761">
            <text:p>5761</text:p>
          </table:table-cell>
          <table:table-cell office:value-type="float" office:value="10652">
            <text:p>10652</text:p>
          </table:table-cell>
          <table:table-cell office:value-type="float" office:value="232.625">
            <text:p>232.625</text:p>
          </table:table-cell>
          <table:table-cell office:value-type="float" office:value="201.5">
            <text:p>201.5</text:p>
          </table:table-cell>
          <table:table-cell office:value-type="float" office:value="531.125">
            <text:p>531.125</text:p>
          </table:table-cell>
          <table:table-cell office:value-type="float" office:value="0.0732908002520479">
            <text:p>0.0732908003</text:p>
          </table:table-cell>
          <table:table-cell office:value-type="float" office:value="0.0349765665683041">
            <text:p>0.0349765666</text:p>
          </table:table-cell>
          <table:table-cell office:value-type="float" office:value="0.0498615283514833">
            <text:p>0.0498615284</text:p>
          </table:table-cell>
          <table:table-cell office:value-type="float" office:value="1.26704602202928">
            <text:p>1.267046022</text:p>
          </table:table-cell>
          <table:table-cell office:value-type="float" office:value="1.12481576899852">
            <text:p>1.124815769</text:p>
          </table:table-cell>
          <table:table-cell office:value-type="float" office:value="1.1793882463689">
            <text:p>1.1793882464</text:p>
          </table:table-cell>
          <table:table-cell office:value-type="float" office:value="9.79998075872025">
            <text:p>9.7999807587</text:p>
          </table:table-cell>
          <table:table-cell office:value-type="float" office:value="20.1620613177703">
            <text:p>20.1620613178</text:p>
          </table:table-cell>
          <table:table-cell office:value-type="float" office:value="14.2452058138646">
            <text:p>14.245205813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300">
            <text:p>3300</text:p>
          </table:table-cell>
          <table:table-cell office:value-type="float" office:value="5790">
            <text:p>5790</text:p>
          </table:table-cell>
          <table:table-cell office:value-type="float" office:value="9674">
            <text:p>9674</text:p>
          </table:table-cell>
          <table:table-cell office:value-type="float" office:value="228.125">
            <text:p>228.125</text:p>
          </table:table-cell>
          <table:table-cell office:value-type="float" office:value="283.625">
            <text:p>283.625</text:p>
          </table:table-cell>
          <table:table-cell office:value-type="float" office:value="362.125">
            <text:p>362.125</text:p>
          </table:table-cell>
          <table:table-cell office:value-type="float" office:value="0.0691287878787879">
            <text:p>0.0691287879</text:p>
          </table:table-cell>
          <table:table-cell office:value-type="float" office:value="0.0489853195164076">
            <text:p>0.0489853195</text:p>
          </table:table-cell>
          <table:table-cell office:value-type="float" office:value="0.0374328095927228">
            <text:p>0.0374328096</text:p>
          </table:table-cell>
          <table:table-cell office:value-type="float" office:value="1.25131718463039">
            <text:p>1.2513171846</text:p>
          </table:table-cell>
          <table:table-cell office:value-type="float" office:value="1.17615175890255">
            <text:p>1.1761517589</text:p>
          </table:table-cell>
          <table:table-cell office:value-type="float" office:value="1.13376121543318">
            <text:p>1.1337612154</text:p>
          </table:table-cell>
          <table:table-cell office:value-type="float" office:value="10.3696090121412">
            <text:p>10.3696090121</text:p>
          </table:table-cell>
          <table:table-cell office:value-type="float" office:value="14.4939115333633">
            <text:p>14.4939115334</text:p>
          </table:table-cell>
          <table:table-cell office:value-type="float" office:value="18.8615536467285">
            <text:p>18.861553646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3736">
            <text:p>3736</text:p>
          </table:table-cell>
          <table:table-cell office:value-type="float" office:value="6150">
            <text:p>6150</text:p>
          </table:table-cell>
          <table:table-cell office:value-type="float" office:value="11217">
            <text:p>11217</text:p>
          </table:table-cell>
          <table:table-cell office:value-type="float" office:value="150.25">
            <text:p>150.25</text:p>
          </table:table-cell>
          <table:table-cell office:value-type="float" office:value="223.875">
            <text:p>223.875</text:p>
          </table:table-cell>
          <table:table-cell office:value-type="float" office:value="656.75">
            <text:p>656.75</text:p>
          </table:table-cell>
          <table:table-cell office:value-type="float" office:value="0.0402168094218415">
            <text:p>0.0402168094</text:p>
          </table:table-cell>
          <table:table-cell office:value-type="float" office:value="0.0364024390243902">
            <text:p>0.036402439</text:p>
          </table:table-cell>
          <table:table-cell office:value-type="float" office:value="0.0585495230453776">
            <text:p>0.058549523</text:p>
          </table:table-cell>
          <table:table-cell office:value-type="float" office:value="1.14392892082619">
            <text:p>1.1439289208</text:p>
          </table:table-cell>
          <table:table-cell office:value-type="float" office:value="1.13000580621654">
            <text:p>1.1300058062</text:p>
          </table:table-cell>
          <table:table-cell office:value-type="float" office:value="1.21164230209055">
            <text:p>1.2116423021</text:p>
          </table:table-cell>
          <table:table-cell office:value-type="float" office:value="17.579556474824">
            <text:p>17.5795564748</text:p>
          </table:table-cell>
          <table:table-cell office:value-type="float" office:value="19.3857373949943">
            <text:p>19.385737395</text:p>
          </table:table-cell>
          <table:table-cell office:value-type="float" office:value="12.1819348901561">
            <text:p>12.181934890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260">
            <text:p>4260</text:p>
          </table:table-cell>
          <table:table-cell office:value-type="float" office:value="7330">
            <text:p>7330</text:p>
          </table:table-cell>
          <table:table-cell office:value-type="float" office:value="14009">
            <text:p>14009</text:p>
          </table:table-cell>
          <table:table-cell office:value-type="float" office:value="87.25">
            <text:p>87.25</text:p>
          </table:table-cell>
          <table:table-cell office:value-type="float" office:value="353.5">
            <text:p>353.5</text:p>
          </table:table-cell>
          <table:table-cell office:value-type="float" office:value="555.25">
            <text:p>555.25</text:p>
          </table:table-cell>
          <table:table-cell office:value-type="float" office:value="0.020481220657277">
            <text:p>0.0204812207</text:p>
          </table:table-cell>
          <table:table-cell office:value-type="float" office:value="0.0482264665757162">
            <text:p>0.0482264666</text:p>
          </table:table-cell>
          <table:table-cell office:value-type="float" office:value="0.0396352344921122">
            <text:p>0.0396352345</text:p>
          </table:table-cell>
          <table:table-cell office:value-type="float" office:value="1.07250645388371">
            <text:p>1.0725064539</text:p>
          </table:table-cell>
          <table:table-cell office:value-type="float" office:value="1.17335118548863">
            <text:p>1.1733511855</text:p>
          </table:table-cell>
          <table:table-cell office:value-type="float" office:value="1.14180238627635">
            <text:p>1.1418023863</text:p>
          </table:table-cell>
          <table:table-cell office:value-type="float" office:value="34.1884625567245">
            <text:p>34.1884625567</text:p>
          </table:table-cell>
          <table:table-cell office:value-type="float" office:value="14.7166079411237">
            <text:p>14.7166079411</text:p>
          </table:table-cell>
          <table:table-cell office:value-type="float" office:value="17.8324848529168">
            <text:p>17.832484852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4186">
            <text:p>4186</text:p>
          </table:table-cell>
          <table:table-cell office:value-type="float" office:value="6425">
            <text:p>6425</text:p>
          </table:table-cell>
          <table:table-cell office:value-type="float" office:value="11803">
            <text:p>11803</text:p>
          </table:table-cell>
          <table:table-cell office:value-type="float" office:value="217.25">
            <text:p>217.25</text:p>
          </table:table-cell>
          <table:table-cell office:value-type="float" office:value="471.75">
            <text:p>471.75</text:p>
          </table:table-cell>
          <table:table-cell office:value-type="float" office:value="558.75">
            <text:p>558.75</text:p>
          </table:table-cell>
          <table:table-cell office:value-type="float" office:value="0.051899187768753">
            <text:p>0.0518991878</text:p>
          </table:table-cell>
          <table:table-cell office:value-type="float" office:value="0.0734241245136187">
            <text:p>0.0734241245</text:p>
          </table:table-cell>
          <table:table-cell office:value-type="float" office:value="0.0473396594086249">
            <text:p>0.0473396594</text:p>
          </table:table-cell>
          <table:table-cell office:value-type="float" office:value="1.18692646754511">
            <text:p>1.1869264675</text:p>
          </table:table-cell>
          <table:table-cell office:value-type="float" office:value="1.26755099583642">
            <text:p>1.2675509958</text:p>
          </table:table-cell>
          <table:table-cell office:value-type="float" office:value="1.17008125290192">
            <text:p>1.1700812529</text:p>
          </table:table-cell>
          <table:table-cell office:value-type="float" office:value="13.6992971213447">
            <text:p>13.6992971213</text:p>
          </table:table-cell>
          <table:table-cell office:value-type="float" office:value="9.78280057633725">
            <text:p>9.7828005763</text:p>
          </table:table-cell>
          <table:table-cell office:value-type="float" office:value="14.9858996141978">
            <text:p>14.985899614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4156">
            <text:p>4156</text:p>
          </table:table-cell>
          <table:table-cell office:value-type="float" office:value="6927">
            <text:p>6927</text:p>
          </table:table-cell>
          <table:table-cell office:value-type="float" office:value="12586">
            <text:p>12586</text:p>
          </table:table-cell>
          <table:table-cell office:value-type="float" office:value="161.875">
            <text:p>161.875</text:p>
          </table:table-cell>
          <table:table-cell office:value-type="float" office:value="273.5">
            <text:p>273.5</text:p>
          </table:table-cell>
          <table:table-cell office:value-type="float" office:value="797.875">
            <text:p>797.875</text:p>
          </table:table-cell>
          <table:table-cell office:value-type="float" office:value="0.0389497112608277">
            <text:p>0.0389497113</text:p>
          </table:table-cell>
          <table:table-cell office:value-type="float" office:value="0.0394831817525624">
            <text:p>0.0394831818</text:p>
          </table:table-cell>
          <table:table-cell office:value-type="float" office:value="0.0633938503098681">
            <text:p>0.0633938503</text:p>
          </table:table-cell>
          <table:table-cell office:value-type="float" office:value="1.13929746622721">
            <text:p>1.1392974662</text:p>
          </table:table-cell>
          <table:table-cell office:value-type="float" office:value="1.14124662255093">
            <text:p>1.1412466226</text:p>
          </table:table-cell>
          <table:table-cell office:value-type="float" office:value="1.22975528538847">
            <text:p>1.2297552854</text:p>
          </table:table-cell>
          <table:table-cell office:value-type="float" office:value="18.1403182359306">
            <text:p>18.1403182359</text:p>
          </table:table-cell>
          <table:table-cell office:value-type="float" office:value="17.8998415230561">
            <text:p>17.8998415231</text:p>
          </table:table-cell>
          <table:table-cell office:value-type="float" office:value="11.27700483133">
            <text:p>11.277004831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342">
            <text:p>4342</text:p>
          </table:table-cell>
          <table:table-cell office:value-type="float" office:value="7572">
            <text:p>7572</text:p>
          </table:table-cell>
          <table:table-cell office:value-type="float" office:value="17538">
            <text:p>17538</text:p>
          </table:table-cell>
          <table:table-cell office:value-type="float" office:value="204.125">
            <text:p>204.125</text:p>
          </table:table-cell>
          <table:table-cell office:value-type="float" office:value="393">
            <text:p>393</text:p>
          </table:table-cell>
          <table:table-cell office:value-type="float" office:value="835.375">
            <text:p>835.375</text:p>
          </table:table-cell>
          <table:table-cell office:value-type="float" office:value="0.0470117457392907">
            <text:p>0.0470117457</text:p>
          </table:table-cell>
          <table:table-cell office:value-type="float" office:value="0.0519017432646593">
            <text:p>0.0519017433</text:p>
          </table:table-cell>
          <table:table-cell office:value-type="float" office:value="0.0476322841829171">
            <text:p>0.0476322842</text:p>
          </table:table-cell>
          <table:table-cell office:value-type="float" office:value="1.16887291439293">
            <text:p>1.1688729144</text:p>
          </table:table-cell>
          <table:table-cell office:value-type="float" office:value="1.18693593169597">
            <text:p>1.1869359317</text:p>
          </table:table-cell>
          <table:table-cell office:value-type="float" office:value="1.17115991025331">
            <text:p>1.1711599103</text:p>
          </table:table-cell>
          <table:table-cell office:value-type="float" office:value="15.0880477335082">
            <text:p>15.0880477335</text:p>
          </table:table-cell>
          <table:table-cell office:value-type="float" office:value="13.6986393865765">
            <text:p>13.6986393866</text:p>
          </table:table-cell>
          <table:table-cell office:value-type="float" office:value="14.8959316469892">
            <text:p>14.89593164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133">
            <text:p>133</text:p>
          </table:table-cell>
          <table:table-cell table:number-columns-repeated="2" office:value-type="float" office:value="72">
            <text:p>72</text:p>
          </table:table-cell>
          <table:table-cell office:value-type="float" office:value="4790">
            <text:p>4790</text:p>
          </table:table-cell>
          <table:table-cell office:value-type="float" office:value="8038">
            <text:p>8038</text:p>
          </table:table-cell>
          <table:table-cell office:value-type="float" office:value="15517">
            <text:p>15517</text:p>
          </table:table-cell>
          <table:table-cell office:value-type="float" office:value="179.25">
            <text:p>179.25</text:p>
          </table:table-cell>
          <table:table-cell office:value-type="float" office:value="278">
            <text:p>278</text:p>
          </table:table-cell>
          <table:table-cell office:value-type="float" office:value="590.25">
            <text:p>590.25</text:p>
          </table:table-cell>
          <table:table-cell office:value-type="float" office:value="0.0374217118997912">
            <text:p>0.0374217119</text:p>
          </table:table-cell>
          <table:table-cell office:value-type="float" office:value="0.0345857178402588">
            <text:p>0.0345857178</text:p>
          </table:table-cell>
          <table:table-cell office:value-type="float" office:value="0.0380389250499452">
            <text:p>0.038038925</text:p>
          </table:table-cell>
          <table:table-cell office:value-type="float" office:value="1.13372074531143">
            <text:p>1.1337207453</text:p>
          </table:table-cell>
          <table:table-cell office:value-type="float" office:value="1.12339450932282">
            <text:p>1.1233945093</text:p>
          </table:table-cell>
          <table:table-cell office:value-type="float" office:value="1.13597227891996">
            <text:p>1.1359722789</text:p>
          </table:table-cell>
          <table:table-cell office:value-type="float" office:value="18.8670456520638">
            <text:p>18.8670456521</text:p>
          </table:table-cell>
          <table:table-cell office:value-type="float" office:value="20.3860378409477">
            <text:p>20.3860378409</text:p>
          </table:table-cell>
          <table:table-cell office:value-type="float" office:value="18.5664668265726">
            <text:p>18.566466826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4600">
            <text:p>4600</text:p>
          </table:table-cell>
          <table:table-cell office:value-type="float" office:value="8153">
            <text:p>8153</text:p>
          </table:table-cell>
          <table:table-cell office:value-type="float" office:value="15579">
            <text:p>15579</text:p>
          </table:table-cell>
          <table:table-cell office:value-type="float" office:value="138.625">
            <text:p>138.625</text:p>
          </table:table-cell>
          <table:table-cell office:value-type="float" office:value="302">
            <text:p>302</text:p>
          </table:table-cell>
          <table:table-cell office:value-type="float" office:value="694.25">
            <text:p>694.25</text:p>
          </table:table-cell>
          <table:table-cell office:value-type="float" office:value="0.0301358695652174">
            <text:p>0.0301358696</text:p>
          </table:table-cell>
          <table:table-cell office:value-type="float" office:value="0.0370415797865816">
            <text:p>0.0370415798</text:p>
          </table:table-cell>
          <table:table-cell office:value-type="float" office:value="0.0445631940432634">
            <text:p>0.044563194</text:p>
          </table:table-cell>
          <table:table-cell office:value-type="float" office:value="1.10725555792179">
            <text:p>1.1072555579</text:p>
          </table:table-cell>
          <table:table-cell office:value-type="float" office:value="1.13233480337388">
            <text:p>1.1323348034</text:p>
          </table:table-cell>
          <table:table-cell office:value-type="float" office:value="1.15986350054756">
            <text:p>1.1598635005</text:p>
          </table:table-cell>
          <table:table-cell office:value-type="float" office:value="23.345594631643">
            <text:p>23.3455946316</text:p>
          </table:table-cell>
          <table:table-cell office:value-type="float" office:value="19.057151391851">
            <text:p>19.0571513919</text:p>
          </table:table-cell>
          <table:table-cell office:value-type="float" office:value="15.8983079886194">
            <text:p>15.898307988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4948">
            <text:p>4948</text:p>
          </table:table-cell>
          <table:table-cell office:value-type="float" office:value="8692">
            <text:p>8692</text:p>
          </table:table-cell>
          <table:table-cell office:value-type="float" office:value="16621">
            <text:p>16621</text:p>
          </table:table-cell>
          <table:table-cell office:value-type="float" office:value="263">
            <text:p>263</text:p>
          </table:table-cell>
          <table:table-cell office:value-type="float" office:value="571.25">
            <text:p>571.25</text:p>
          </table:table-cell>
          <table:table-cell office:value-type="float" office:value="636.625">
            <text:p>636.625</text:p>
          </table:table-cell>
          <table:table-cell office:value-type="float" office:value="0.0531527890056589">
            <text:p>0.053152789</text:p>
          </table:table-cell>
          <table:table-cell office:value-type="float" office:value="0.0657213529682467">
            <text:p>0.065721353</text:p>
          </table:table-cell>
          <table:table-cell office:value-type="float" office:value="0.0383024487094639">
            <text:p>0.0383024487</text:p>
          </table:table-cell>
          <table:table-cell office:value-type="float" office:value="1.1915721907188">
            <text:p>1.1915721907</text:p>
          </table:table-cell>
          <table:table-cell office:value-type="float" office:value="1.23849055601138">
            <text:p>1.238490556</text:p>
          </table:table-cell>
          <table:table-cell office:value-type="float" office:value="1.13693404253432">
            <text:p>1.1369340425</text:p>
          </table:table-cell>
          <table:table-cell office:value-type="float" office:value="13.3842372539669">
            <text:p>13.384237254</text:p>
          </table:table-cell>
          <table:table-cell office:value-type="float" office:value="10.8896547860601">
            <text:p>10.8896547861</text:p>
          </table:table-cell>
          <table:table-cell office:value-type="float" office:value="18.4410831260339">
            <text:p>18.44108312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5647">
            <text:p>5647</text:p>
          </table:table-cell>
          <table:table-cell office:value-type="float" office:value="9949">
            <text:p>9949</text:p>
          </table:table-cell>
          <table:table-cell office:value-type="float" office:value="18240">
            <text:p>18240</text:p>
          </table:table-cell>
          <table:table-cell office:value-type="float" office:value="349.375">
            <text:p>349.375</text:p>
          </table:table-cell>
          <table:table-cell office:value-type="float" office:value="588.5">
            <text:p>588.5</text:p>
          </table:table-cell>
          <table:table-cell office:value-type="float" office:value="592.625">
            <text:p>592.625</text:p>
          </table:table-cell>
          <table:table-cell office:value-type="float" office:value="0.0618691340534797">
            <text:p>0.0618691341</text:p>
          </table:table-cell>
          <table:table-cell office:value-type="float" office:value="0.0591516735350286">
            <text:p>0.0591516735</text:p>
          </table:table-cell>
          <table:table-cell office:value-type="float" office:value="0.0324904057017544">
            <text:p>0.0324904057</text:p>
          </table:table-cell>
          <table:table-cell office:value-type="float" office:value="1.22404443709429">
            <text:p>1.2240444371</text:p>
          </table:table-cell>
          <table:table-cell office:value-type="float" office:value="1.21388874151731">
            <text:p>1.2138887415</text:p>
          </table:table-cell>
          <table:table-cell office:value-type="float" office:value="1.11578544782296">
            <text:p>1.1157854478</text:p>
          </table:table-cell>
          <table:table-cell office:value-type="float" office:value="11.5465470874268">
            <text:p>11.5465470874</text:p>
          </table:table-cell>
          <table:table-cell office:value-type="float" office:value="12.0613873240695">
            <text:p>12.0613873241</text:p>
          </table:table-cell>
          <table:table-cell office:value-type="float" office:value="21.6786302651091">
            <text:p>21.678630265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2" office:value-type="float" office:value="48">
            <text:p>48</text:p>
          </table:table-cell>
          <table:table-cell office:value-type="float" office:value="5562">
            <text:p>5562</text:p>
          </table:table-cell>
          <table:table-cell office:value-type="float" office:value="10070">
            <text:p>10070</text:p>
          </table:table-cell>
          <table:table-cell office:value-type="float" office:value="18624">
            <text:p>18624</text:p>
          </table:table-cell>
          <table:table-cell office:value-type="float" office:value="338.25">
            <text:p>338.25</text:p>
          </table:table-cell>
          <table:table-cell office:value-type="float" office:value="688.375">
            <text:p>688.375</text:p>
          </table:table-cell>
          <table:table-cell office:value-type="float" office:value="323.25">
            <text:p>323.25</text:p>
          </table:table-cell>
          <table:table-cell office:value-type="float" office:value="0.060814455231931">
            <text:p>0.0608144552</text:p>
          </table:table-cell>
          <table:table-cell office:value-type="float" office:value="0.0683589870903674">
            <text:p>0.0683589871</text:p>
          </table:table-cell>
          <table:table-cell office:value-type="float" office:value="0.0173566365979381">
            <text:p>0.0173566366</text:p>
          </table:table-cell>
          <table:table-cell office:value-type="float" office:value="1.22009945332347">
            <text:p>1.2200994533</text:p>
          </table:table-cell>
          <table:table-cell office:value-type="float" office:value="1.24841543900369">
            <text:p>1.248415439</text:p>
          </table:table-cell>
          <table:table-cell office:value-type="float" office:value="1.06133868364741">
            <text:p>1.0613386836</text:p>
          </table:table-cell>
          <table:table-cell office:value-type="float" office:value="11.7409009100853">
            <text:p>11.7409009101</text:p>
          </table:table-cell>
          <table:table-cell office:value-type="float" office:value="10.4825649876339">
            <text:p>10.48256498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694">
            <text:p>5694</text:p>
          </table:table-cell>
          <table:table-cell office:value-type="float" office:value="10013">
            <text:p>10013</text:p>
          </table:table-cell>
          <table:table-cell office:value-type="float" office:value="16891">
            <text:p>16891</text:p>
          </table:table-cell>
          <table:table-cell office:value-type="float" office:value="500">
            <text:p>500</text:p>
          </table:table-cell>
          <table:table-cell office:value-type="float" office:value="724.625">
            <text:p>724.625</text:p>
          </table:table-cell>
          <table:table-cell office:value-type="float" office:value="231.375">
            <text:p>231.375</text:p>
          </table:table-cell>
          <table:table-cell office:value-type="float" office:value="0.0878117316473481">
            <text:p>0.0878117316</text:p>
          </table:table-cell>
          <table:table-cell office:value-type="float" office:value="0.0723684210526316">
            <text:p>0.0723684211</text:p>
          </table:table-cell>
          <table:table-cell office:value-type="float" office:value="0.0136981232609082">
            <text:p>0.0136981233</text:p>
          </table:table-cell>
          <table:table-cell office:value-type="float" office:value="1.32245442518693">
            <text:p>1.3224544252</text:p>
          </table:table-cell>
          <table:table-cell office:value-type="float" office:value="1.26355436288089">
            <text:p>1.2635543629</text:p>
          </table:table-cell>
          <table:table-cell office:value-type="float" office:value="1.04831120303169">
            <text:p>1.048311203</text:p>
          </table:table-cell>
          <table:table-cell office:value-type="float" office:value="8.23527251675219">
            <text:p>8.2352725168</text:p>
          </table:table-cell>
          <table:table-cell office:value-type="float" office:value="9.92057185537342">
            <text:p>9.92057185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410">
            <text:p>6410</text:p>
          </table:table-cell>
          <table:table-cell office:value-type="float" office:value="11133">
            <text:p>11133</text:p>
          </table:table-cell>
          <table:table-cell office:value-type="float" office:value="18010">
            <text:p>18010</text:p>
          </table:table-cell>
          <table:table-cell office:value-type="float" office:value="531.125">
            <text:p>531.125</text:p>
          </table:table-cell>
          <table:table-cell office:value-type="float" office:value="846.5">
            <text:p>846.5</text:p>
          </table:table-cell>
          <table:table-cell office:value-type="float" office:value="437.5">
            <text:p>437.5</text:p>
          </table:table-cell>
          <table:table-cell office:value-type="float" office:value="0.0828588143525741">
            <text:p>0.0828588144</text:p>
          </table:table-cell>
          <table:table-cell office:value-type="float" office:value="0.076035210635049">
            <text:p>0.0760352106</text:p>
          </table:table-cell>
          <table:table-cell office:value-type="float" office:value="0.0242920599666852">
            <text:p>0.02429206</text:p>
          </table:table-cell>
          <table:table-cell office:value-type="float" office:value="1.3034623931412">
            <text:p>1.3034623931</text:p>
          </table:table-cell>
          <table:table-cell office:value-type="float" office:value="1.27745468960505">
            <text:p>1.2774546896</text:p>
          </table:table-cell>
          <table:table-cell office:value-type="float" office:value="1.08617881407115">
            <text:p>1.0861788141</text:p>
          </table:table-cell>
          <table:table-cell office:value-type="float" office:value="8.70737659764701">
            <text:p>8.7073765976</text:p>
          </table:table-cell>
          <table:table-cell office:value-type="float" office:value="9.45847512014785">
            <text:p>9.4584751201</text:p>
          </table:table-cell>
          <table:table-cell office:value-type="float" office:value="28.8790860038692">
            <text:p>28.879086003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0">
            <text:p>70</text:p>
          </table:table-cell>
          <table:table-cell office:value-type="float" office:value="6960">
            <text:p>6960</text:p>
          </table:table-cell>
          <table:table-cell office:value-type="float" office:value="12150">
            <text:p>12150</text:p>
          </table:table-cell>
          <table:table-cell office:value-type="float" office:value="17588">
            <text:p>17588</text:p>
          </table:table-cell>
          <table:table-cell office:value-type="float" office:value="538.5">
            <text:p>538.5</text:p>
          </table:table-cell>
          <table:table-cell office:value-type="float" office:value="181.75">
            <text:p>181.75</text:p>
          </table:table-cell>
          <table:table-cell office:value-type="float" office:value="485.625">
            <text:p>485.625</text:p>
          </table:table-cell>
          <table:table-cell office:value-type="float" office:value="0.0773706896551724">
            <text:p>0.0773706897</text:p>
          </table:table-cell>
          <table:table-cell office:value-type="float" office:value="0.0149588477366255">
            <text:p>0.0149588477</text:p>
          </table:table-cell>
          <table:table-cell office:value-type="float" office:value="0.0276111553331817">
            <text:p>0.0276111553</text:p>
          </table:table-cell>
          <table:table-cell office:value-type="float" office:value="1.28253041208383">
            <text:p>1.2825304121</text:p>
          </table:table-cell>
          <table:table-cell office:value-type="float" office:value="1.05279455064438">
            <text:p>1.0527945506</text:p>
          </table:table-cell>
          <table:table-cell office:value-type="float" office:value="1.09813330042785">
            <text:p>1.0981333004</text:p>
          </table:table-cell>
          <table:table-cell office:value-type="float" office:value="9.30105184183497">
            <text:p>9.3010518418</text:p>
          </table:table-cell>
          <table:table-cell office:value-type="float" office:value="0">
            <text:p>0</text:p>
          </table:table-cell>
          <table:table-cell office:value-type="float" office:value="25.4488821739206">
            <text:p>25.448882173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536">
            <text:p>7536</text:p>
          </table:table-cell>
          <table:table-cell office:value-type="float" office:value="12092">
            <text:p>12092</text:p>
          </table:table-cell>
          <table:table-cell office:value-type="float" office:value="17568">
            <text:p>17568</text:p>
          </table:table-cell>
          <table:table-cell office:value-type="float" office:value="494.375">
            <text:p>494.375</text:p>
          </table:table-cell>
          <table:table-cell office:value-type="float" office:value="157">
            <text:p>157</text:p>
          </table:table-cell>
          <table:table-cell office:value-type="float" office:value="279.125">
            <text:p>279.125</text:p>
          </table:table-cell>
          <table:table-cell office:value-type="float" office:value="0.0656017781316348">
            <text:p>0.0656017781</text:p>
          </table:table-cell>
          <table:table-cell office:value-type="float" office:value="0.0129837909361561">
            <text:p>0.0129837909</text:p>
          </table:table-cell>
          <table:table-cell office:value-type="float" office:value="0.0158882627504554">
            <text:p>0.0158882628</text:p>
          </table:table-cell>
          <table:table-cell office:value-type="float" office:value="1.23804126631703">
            <text:p>1.2380412663</text:p>
          </table:table-cell>
          <table:table-cell office:value-type="float" office:value="1.04577368277761">
            <text:p>1.0457736828</text:p>
          </table:table-cell>
          <table:table-cell office:value-type="float" office:value="1.05610369593732">
            <text:p>1.0561036959</text:p>
          </table:table-cell>
          <table:table-cell office:value-type="float" office:value="10.9088852392143">
            <text:p>10.90888523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85">
            <text:p>185</text:p>
          </table:table-cell>
          <table:table-cell office:value-type="float" office:value="8208">
            <text:p>8208</text:p>
          </table:table-cell>
          <table:table-cell office:value-type="float" office:value="11810">
            <text:p>11810</text:p>
          </table:table-cell>
          <table:table-cell office:value-type="float" office:value="17385">
            <text:p>17385</text:p>
          </table:table-cell>
          <table:table-cell office:value-type="float" office:value="466.5">
            <text:p>466.5</text:p>
          </table:table-cell>
          <table:table-cell office:value-type="float" office:value="204.25">
            <text:p>204.25</text:p>
          </table:table-cell>
          <table:table-cell office:value-type="float" office:value="398.375">
            <text:p>398.375</text:p>
          </table:table-cell>
          <table:table-cell office:value-type="float" office:value="0.0568347953216374">
            <text:p>0.0568347953</text:p>
          </table:table-cell>
          <table:table-cell office:value-type="float" office:value="0.0172946655376799">
            <text:p>0.0172946655</text:p>
          </table:table-cell>
          <table:table-cell office:value-type="float" office:value="0.0229148691400633">
            <text:p>0.0229148691</text:p>
          </table:table-cell>
          <table:table-cell office:value-type="float" office:value="1.20525296378587">
            <text:p>1.2052529638</text:p>
          </table:table-cell>
          <table:table-cell office:value-type="float" office:value="1.06111757607576">
            <text:p>1.0611175761</text:p>
          </table:table-cell>
          <table:table-cell office:value-type="float" office:value="1.08123122079653">
            <text:p>1.0812312208</text:p>
          </table:table-cell>
          <table:table-cell office:value-type="float" office:value="12.5392050947007">
            <text:p>12.5392050947</text:p>
          </table:table-cell>
          <table:table-cell office:value-type="float" office:value="0">
            <text:p>0</text:p>
          </table:table-cell>
          <table:table-cell office:value-type="float" office:value="30.5940599892356">
            <text:p>30.594059989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9014">
            <text:p>9014</text:p>
          </table:table-cell>
          <table:table-cell office:value-type="float" office:value="12544">
            <text:p>12544</text:p>
          </table:table-cell>
          <table:table-cell office:value-type="float" office:value="19673">
            <text:p>19673</text:p>
          </table:table-cell>
          <table:table-cell office:value-type="float" office:value="339.5">
            <text:p>339.5</text:p>
          </table:table-cell>
          <table:table-cell office:value-type="float" office:value="263.625">
            <text:p>263.625</text:p>
          </table:table-cell>
          <table:table-cell office:value-type="float" office:value="300.25">
            <text:p>300.25</text:p>
          </table:table-cell>
          <table:table-cell office:value-type="float" office:value="0.037663634346572">
            <text:p>0.0376636343</text:p>
          </table:table-cell>
          <table:table-cell office:value-type="float" office:value="0.0210160235969388">
            <text:p>0.0210160236</text:p>
          </table:table-cell>
          <table:table-cell office:value-type="float" office:value="0.0152620342601535">
            <text:p>0.0152620343</text:p>
          </table:table-cell>
          <table:table-cell office:value-type="float" office:value="1.1346030769433">
            <text:p>1.1346030769</text:p>
          </table:table-cell>
          <table:table-cell office:value-type="float" office:value="1.07442176215503">
            <text:p>1.0744217622</text:p>
          </table:table-cell>
          <table:table-cell office:value-type="float" office:value="1.05387366210246">
            <text:p>1.0538736621</text:p>
          </table:table-cell>
          <table:table-cell office:value-type="float" office:value="18.7480571742111">
            <text:p>18.7480571742</text:p>
          </table:table-cell>
          <table:table-cell office:value-type="float" office:value="33.3272147606126">
            <text:p>33.3272147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39">
            <text:p>239</text:p>
          </table:table-cell>
          <table:table-cell office:value-type="float" office:value="9717">
            <text:p>9717</text:p>
          </table:table-cell>
          <table:table-cell office:value-type="float" office:value="12848">
            <text:p>12848</text:p>
          </table:table-cell>
          <table:table-cell office:value-type="float" office:value="20068">
            <text:p>20068</text:p>
          </table:table-cell>
          <table:table-cell office:value-type="float" office:value="98.5">
            <text:p>98.5</text:p>
          </table:table-cell>
          <table:table-cell office:value-type="float" office:value="414.75">
            <text:p>414.75</text:p>
          </table:table-cell>
          <table:table-cell office:value-type="float" office:value="216">
            <text:p>216</text:p>
          </table:table-cell>
          <table:table-cell office:value-type="float" office:value="0.0101368735206339">
            <text:p>0.0101368735</text:p>
          </table:table-cell>
          <table:table-cell office:value-type="float" office:value="0.0322812889165629">
            <text:p>0.0322812889</text:p>
          </table:table-cell>
          <table:table-cell office:value-type="float" office:value="0.0107634044249552">
            <text:p>0.0107634044</text:p>
          </table:table-cell>
          <table:table-cell office:value-type="float" office:value="1.03568045948357">
            <text:p>1.0356804595</text:p>
          </table:table-cell>
          <table:table-cell office:value-type="float" office:value="1.11502699117163">
            <text:p>1.1150269912</text:p>
          </table:table-cell>
          <table:table-cell office:value-type="float" office:value="1.03789898320198">
            <text:p>1.0378989832</text:p>
          </table:table-cell>
          <table:table-cell office:value-type="float" office:value="0">
            <text:p>0</text:p>
          </table:table-cell>
          <table:table-cell office:value-type="float" office:value="21.8168420635165">
            <text:p>21.81684206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9217">
            <text:p>9217</text:p>
          </table:table-cell>
          <table:table-cell office:value-type="float" office:value="12459">
            <text:p>12459</text:p>
          </table:table-cell>
          <table:table-cell office:value-type="float" office:value="19218">
            <text:p>19218</text:p>
          </table:table-cell>
          <table:table-cell office:value-type="float" office:value="95.875">
            <text:p>95.875</text:p>
          </table:table-cell>
          <table:table-cell office:value-type="float" office:value="256">
            <text:p>256</text:p>
          </table:table-cell>
          <table:table-cell office:value-type="float" office:value="272.5">
            <text:p>272.5</text:p>
          </table:table-cell>
          <table:table-cell office:value-type="float" office:value="0.0104019746121298">
            <text:p>0.0104019746</text:p>
          </table:table-cell>
          <table:table-cell office:value-type="float" office:value="0.0205473954570993">
            <text:p>0.0205473955</text:p>
          </table:table-cell>
          <table:table-cell office:value-type="float" office:value="0.0141794151316474">
            <text:p>0.0141794151</text:p>
          </table:table-cell>
          <table:table-cell office:value-type="float" office:value="1.03661898525108">
            <text:p>1.0366189853</text:p>
          </table:table-cell>
          <table:table-cell office:value-type="float" office:value="1.07274338720159">
            <text:p>1.0727433872</text:p>
          </table:table-cell>
          <table:table-cell office:value-type="float" office:value="1.05002202235518">
            <text:p>1.0500220224</text:p>
          </table:table-cell>
          <table:table-cell office:value-type="float" office:value="0">
            <text:p>0</text:p>
          </table:table-cell>
          <table:table-cell office:value-type="float" office:value="34.0794640859054">
            <text:p>34.07946408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66">
            <text:p>266</text:p>
          </table:table-cell>
          <table:table-cell office:value-type="float" office:value="9201">
            <text:p>9201</text:p>
          </table:table-cell>
          <table:table-cell office:value-type="float" office:value="12574">
            <text:p>12574</text:p>
          </table:table-cell>
          <table:table-cell office:value-type="float" office:value="20183">
            <text:p>20183</text:p>
          </table:table-cell>
          <table:table-cell office:value-type="float" office:value="94.5">
            <text:p>94.5</text:p>
          </table:table-cell>
          <table:table-cell office:value-type="float" office:value="312.5">
            <text:p>312.5</text:p>
          </table:table-cell>
          <table:table-cell office:value-type="float" office:value="340.375">
            <text:p>340.375</text:p>
          </table:table-cell>
          <table:table-cell office:value-type="float" office:value="0.0102706227583958">
            <text:p>0.0102706228</text:p>
          </table:table-cell>
          <table:table-cell office:value-type="float" office:value="0.0248528710036583">
            <text:p>0.024852871</text:p>
          </table:table-cell>
          <table:table-cell office:value-type="float" office:value="0.0168644403706089">
            <text:p>0.0168644404</text:p>
          </table:table-cell>
          <table:table-cell office:value-type="float" office:value="1.0361539316104">
            <text:p>1.0361539316</text:p>
          </table:table-cell>
          <table:table-cell office:value-type="float" office:value="1.08819567229917">
            <text:p>1.0881956723</text:p>
          </table:table-cell>
          <table:table-cell office:value-type="float" office:value="1.0595829836212">
            <text:p>1.0595829836</text:p>
          </table:table-cell>
          <table:table-cell office:value-type="float" office:value="0">
            <text:p>0</text:p>
          </table:table-cell>
          <table:table-cell office:value-type="float" office:value="28.2351800698625">
            <text:p>28.23518006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9306">
            <text:p>9306</text:p>
          </table:table-cell>
          <table:table-cell office:value-type="float" office:value="13828">
            <text:p>13828</text:p>
          </table:table-cell>
          <table:table-cell office:value-type="float" office:value="20159">
            <text:p>20159</text:p>
          </table:table-cell>
          <table:table-cell office:value-type="float" office:value="188.25">
            <text:p>188.25</text:p>
          </table:table-cell>
          <table:table-cell office:value-type="float" office:value="140">
            <text:p>140</text:p>
          </table:table-cell>
          <table:table-cell office:value-type="float" office:value="222.75">
            <text:p>222.75</text:p>
          </table:table-cell>
          <table:table-cell office:value-type="float" office:value="0.0202288845905867">
            <text:p>0.0202288846</text:p>
          </table:table-cell>
          <table:table-cell office:value-type="float" office:value="0.0101243853051779">
            <text:p>0.0101243853</text:p>
          </table:table-cell>
          <table:table-cell office:value-type="float" office:value="0.0110496552408354">
            <text:p>0.0110496552</text:p>
          </table:table-cell>
          <table:table-cell office:value-type="float" office:value="1.07160314329974">
            <text:p>1.0716031433</text:p>
          </table:table-cell>
          <table:table-cell office:value-type="float" office:value="1.03563625479663">
            <text:p>1.0356362548</text:p>
          </table:table-cell>
          <table:table-cell office:value-type="float" office:value="1.03891309930957">
            <text:p>1.0389130993</text:p>
          </table:table-cell>
          <table:table-cell office:value-type="float" office:value="34.6106367788099">
            <text:p>34.61063677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269">
            <text:p>269</text:p>
          </table:table-cell>
          <table:table-cell office:value-type="float" office:value="9346">
            <text:p>9346</text:p>
          </table:table-cell>
          <table:table-cell office:value-type="float" office:value="13750">
            <text:p>13750</text:p>
          </table:table-cell>
          <table:table-cell office:value-type="float" office:value="19351">
            <text:p>19351</text:p>
          </table:table-cell>
          <table:table-cell office:value-type="float" office:value="58.5">
            <text:p>58.5</text:p>
          </table:table-cell>
          <table:table-cell office:value-type="float" office:value="32.75">
            <text:p>32.75</text:p>
          </table:table-cell>
          <table:table-cell office:value-type="float" office:value="214.75">
            <text:p>214.75</text:p>
          </table:table-cell>
          <table:table-cell office:value-type="float" office:value="0.00625936229402953">
            <text:p>0.0062593623</text:p>
          </table:table-cell>
          <table:table-cell office:value-type="float" office:value="0.00238181818181818">
            <text:p>0.0023818182</text:p>
          </table:table-cell>
          <table:table-cell office:value-type="float" office:value="0.011097617694176">
            <text:p>0.0110976177</text:p>
          </table:table-cell>
          <table:table-cell office:value-type="float" office:value="1.02198456007711">
            <text:p>1.0219845601</text:p>
          </table:table-cell>
          <table:table-cell office:value-type="float" office:value="1.00834748282975">
            <text:p>1.0083474828</text:p>
          </table:table-cell>
          <table:table-cell office:value-type="float" office:value="1.03908304988185">
            <text:p>1.03908304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table:number-columns-repeated="2" office:value-type="float" office:value="132">
            <text:p>132</text:p>
          </table:table-cell>
          <table:table-cell office:value-type="float" office:value="9022">
            <text:p>9022</text:p>
          </table:table-cell>
          <table:table-cell office:value-type="float" office:value="13538">
            <text:p>13538</text:p>
          </table:table-cell>
          <table:table-cell office:value-type="float" office:value="19462">
            <text:p>19462</text:p>
          </table:table-cell>
          <table:table-cell office:value-type="float" office:value="75.625">
            <text:p>75.625</text:p>
          </table:table-cell>
          <table:table-cell office:value-type="float" office:value="139.25">
            <text:p>139.25</text:p>
          </table:table-cell>
          <table:table-cell office:value-type="float" office:value="373.75">
            <text:p>373.75</text:p>
          </table:table-cell>
          <table:table-cell office:value-type="float" office:value="0.00838228774107737">
            <text:p>0.0083822877</text:p>
          </table:table-cell>
          <table:table-cell office:value-type="float" office:value="0.0102858620180233">
            <text:p>0.010285862</text:p>
          </table:table-cell>
          <table:table-cell office:value-type="float" office:value="0.0192040900215805">
            <text:p>0.01920409</text:p>
          </table:table-cell>
          <table:table-cell office:value-type="float" office:value="1.02947572207941">
            <text:p>1.0294757221</text:p>
          </table:table-cell>
          <table:table-cell office:value-type="float" office:value="1.03620788301969">
            <text:p>1.036207883</text:p>
          </table:table-cell>
          <table:table-cell office:value-type="float" office:value="1.0679371573397">
            <text:p>1.06793715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9356">
            <text:p>9356</text:p>
          </table:table-cell>
          <table:table-cell office:value-type="float" office:value="14042">
            <text:p>14042</text:p>
          </table:table-cell>
          <table:table-cell office:value-type="float" office:value="20197">
            <text:p>20197</text:p>
          </table:table-cell>
          <table:table-cell office:value-type="float" office:value="165.625">
            <text:p>165.625</text:p>
          </table:table-cell>
          <table:table-cell office:value-type="float" office:value="133.25">
            <text:p>133.25</text:p>
          </table:table-cell>
          <table:table-cell office:value-type="float" office:value="295.5">
            <text:p>295.5</text:p>
          </table:table-cell>
          <table:table-cell office:value-type="float" office:value="0.0177025438221462">
            <text:p>0.0177025438</text:p>
          </table:table-cell>
          <table:table-cell office:value-type="float" office:value="0.00948938897592935">
            <text:p>0.009489389</text:p>
          </table:table-cell>
          <table:table-cell office:value-type="float" office:value="0.0146308857751151">
            <text:p>0.0146308858</text:p>
          </table:table-cell>
          <table:table-cell office:value-type="float" office:value="1.06257312829075">
            <text:p>1.0625731283</text:p>
          </table:table-cell>
          <table:table-cell office:value-type="float" office:value="1.0333893564819">
            <text:p>1.0333893565</text:p>
          </table:table-cell>
          <table:table-cell office:value-type="float" office:value="1.05162766333729">
            <text:p>1.0516276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159">
            <text:p>159</text:p>
          </table:table-cell>
          <table:table-cell office:value-type="float" office:value="10520">
            <text:p>10520</text:p>
          </table:table-cell>
          <table:table-cell office:value-type="float" office:value="13964">
            <text:p>13964</text:p>
          </table:table-cell>
          <table:table-cell office:value-type="float" office:value="21174">
            <text:p>21174</text:p>
          </table:table-cell>
          <table:table-cell office:value-type="float" office:value="124.75">
            <text:p>124.75</text:p>
          </table:table-cell>
          <table:table-cell office:value-type="float" office:value="159.75">
            <text:p>159.75</text:p>
          </table:table-cell>
          <table:table-cell office:value-type="float" office:value="343">
            <text:p>343</text:p>
          </table:table-cell>
          <table:table-cell office:value-type="float" office:value="0.0118583650190114">
            <text:p>0.011858365</text:p>
          </table:table-cell>
          <table:table-cell office:value-type="float" office:value="0.0114401317674019">
            <text:p>0.0114401318</text:p>
          </table:table-cell>
          <table:table-cell office:value-type="float" office:value="0.0161991121186361">
            <text:p>0.0161991121</text:p>
          </table:table-cell>
          <table:table-cell office:value-type="float" office:value="1.04177989437555">
            <text:p>1.0417798944</text:p>
          </table:table-cell>
          <table:table-cell office:value-type="float" office:value="1.04029697935102">
            <text:p>1.0402969794</text:p>
          </table:table-cell>
          <table:table-cell office:value-type="float" office:value="1.05721121843275">
            <text:p>1.05721121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10480">
            <text:p>10480</text:p>
          </table:table-cell>
          <table:table-cell office:value-type="float" office:value="13828">
            <text:p>13828</text:p>
          </table:table-cell>
          <table:table-cell office:value-type="float" office:value="20694">
            <text:p>20694</text:p>
          </table:table-cell>
          <table:table-cell office:value-type="float" office:value="98.375">
            <text:p>98.375</text:p>
          </table:table-cell>
          <table:table-cell office:value-type="float" office:value="145.875">
            <text:p>145.875</text:p>
          </table:table-cell>
          <table:table-cell office:value-type="float" office:value="18.25">
            <text:p>18.25</text:p>
          </table:table-cell>
          <table:table-cell office:value-type="float" office:value="0.00938692748091603">
            <text:p>0.0093869275</text:p>
          </table:table-cell>
          <table:table-cell office:value-type="float" office:value="0.0105492479028059">
            <text:p>0.0105492479</text:p>
          </table:table-cell>
          <table:table-cell office:value-type="float" office:value="0.000881898134725041">
            <text:p>0.0008818981</text:p>
          </table:table-cell>
          <table:table-cell office:value-type="float" office:value="1.03302695042197">
            <text:p>1.0330269504</text:p>
          </table:table-cell>
          <table:table-cell office:value-type="float" office:value="1.0371404894572">
            <text:p>1.0371404895</text:p>
          </table:table-cell>
          <table:table-cell office:value-type="float" office:value="1.00308816785041">
            <text:p>1.00308816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340">
            <text:p>340</text:p>
          </table:table-cell>
          <table:table-cell office:value-type="float" office:value="10050">
            <text:p>10050</text:p>
          </table:table-cell>
          <table:table-cell office:value-type="float" office:value="13848">
            <text:p>13848</text:p>
          </table:table-cell>
          <table:table-cell office:value-type="float" office:value="22157">
            <text:p>22157</text:p>
          </table:table-cell>
          <table:table-cell office:value-type="float" office:value="100.75">
            <text:p>100.75</text:p>
          </table:table-cell>
          <table:table-cell office:value-type="float" office:value="180">
            <text:p>180</text:p>
          </table:table-cell>
          <table:table-cell office:value-type="float" office:value="-146.375">
            <text:p>-146.375</text:p>
          </table:table-cell>
          <table:table-cell office:value-type="float" office:value="0.0100248756218905">
            <text:p>0.0100248756</text:p>
          </table:table-cell>
          <table:table-cell office:value-type="float" office:value="0.012998266897747">
            <text:p>0.0129982669</text:p>
          </table:table-cell>
          <table:table-cell office:value-type="float" office:value="-0.00660626438597283">
            <text:p>-0.0066062644</text:p>
          </table:table-cell>
          <table:table-cell office:value-type="float" office:value="1.03528404101384">
            <text:p>1.035284041</text:p>
          </table:table-cell>
          <table:table-cell office:value-type="float" office:value="1.04582508582911">
            <text:p>1.0458250858</text:p>
          </table:table-cell>
          <table:table-cell office:value-type="float" office:value="0.976963614398204">
            <text:p>0.97696361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10526">
            <text:p>10526</text:p>
          </table:table-cell>
          <table:table-cell office:value-type="float" office:value="14042">
            <text:p>14042</text:p>
          </table:table-cell>
          <table:table-cell office:value-type="float" office:value="22233">
            <text:p>22233</text:p>
          </table:table-cell>
          <table:table-cell office:value-type="float" office:value="128">
            <text:p>128</text:p>
          </table:table-cell>
          <table:table-cell office:value-type="float" office:value="133.25">
            <text:p>133.25</text:p>
          </table:table-cell>
          <table:table-cell office:value-type="float" office:value="-346.875">
            <text:p>-346.875</text:p>
          </table:table-cell>
          <table:table-cell office:value-type="float" office:value="0.0121603648109443">
            <text:p>0.0121603648</text:p>
          </table:table-cell>
          <table:table-cell office:value-type="float" office:value="0.00948938897592935">
            <text:p>0.009489389</text:p>
          </table:table-cell>
          <table:table-cell office:value-type="float" office:value="-0.0156018081230603">
            <text:p>-0.0156018081</text:p>
          </table:table-cell>
          <table:table-cell office:value-type="float" office:value="1.04285111080408">
            <text:p>1.0428511108</text:p>
          </table:table-cell>
          <table:table-cell office:value-type="float" office:value="1.0333893564819">
            <text:p>1.0333893565</text:p>
          </table:table-cell>
          <table:table-cell office:value-type="float" office:value="0.945870767746038">
            <text:p>0.94587076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386">
            <text:p>386</text:p>
          </table:table-cell>
          <table:table-cell office:value-type="float" office:value="10304">
            <text:p>10304</text:p>
          </table:table-cell>
          <table:table-cell office:value-type="float" office:value="14858">
            <text:p>14858</text:p>
          </table:table-cell>
          <table:table-cell office:value-type="float" office:value="21987">
            <text:p>21987</text:p>
          </table:table-cell>
          <table:table-cell office:value-type="float" office:value="39.125">
            <text:p>39.125</text:p>
          </table:table-cell>
          <table:table-cell office:value-type="float" office:value="216.875">
            <text:p>216.875</text:p>
          </table:table-cell>
          <table:table-cell office:value-type="float" office:value="-178.75">
            <text:p>-178.75</text:p>
          </table:table-cell>
          <table:table-cell office:value-type="float" office:value="0.00379706909937888">
            <text:p>0.0037970691</text:p>
          </table:table-cell>
          <table:table-cell office:value-type="float" office:value="0.0145965136626733">
            <text:p>0.0145965137</text:p>
          </table:table-cell>
          <table:table-cell office:value-type="float" office:value="-0.00812980397507618">
            <text:p>-0.008129804</text:p>
          </table:table-cell>
          <table:table-cell office:value-type="float" office:value="1.01331800060597">
            <text:p>1.0133180006</text:p>
          </table:table-cell>
          <table:table-cell office:value-type="float" office:value="1.05150539191312">
            <text:p>1.0515053919</text:p>
          </table:table-cell>
          <table:table-cell office:value-type="float" office:value="0.971675229764073">
            <text:p>0.97167522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10133">
            <text:p>10133</text:p>
          </table:table-cell>
          <table:table-cell office:value-type="float" office:value="13997">
            <text:p>13997</text:p>
          </table:table-cell>
          <table:table-cell office:value-type="float" office:value="20069">
            <text:p>20069</text:p>
          </table:table-cell>
          <table:table-cell office:value-type="float" office:value="30">
            <text:p>30</text:p>
          </table:table-cell>
          <table:table-cell office:value-type="float" office:value="-303.75">
            <text:p>-303.75</text:p>
          </table:table-cell>
          <table:table-cell office:value-type="float" office:value="40.125">
            <text:p>40.125</text:p>
          </table:table-cell>
          <table:table-cell office:value-type="float" office:value="0.00296062370472713">
            <text:p>0.0029606237</text:p>
          </table:table-cell>
          <table:table-cell office:value-type="float" office:value="-0.0217010788026006">
            <text:p>-0.0217010788</text:p>
          </table:table-cell>
          <table:table-cell office:value-type="float" office:value="0.00199935223478997">
            <text:p>0.0019993522</text:p>
          </table:table-cell>
          <table:table-cell office:value-type="float" office:value="1.01037936294028">
            <text:p>1.0103793629</text:p>
          </table:table-cell>
          <table:table-cell office:value-type="float" office:value="0.924969260360443">
            <text:p>0.9249692604</text:p>
          </table:table-cell>
          <table:table-cell office:value-type="float" office:value="1.00700556774411">
            <text:p>1.0070055677</text:p>
          </table:table-cell>
          <table:table-cell office:value-type="float" office:value="0">
            <text:p>0</text:p>
          </table:table-cell>
          <table:table-cell office:value-type="float" office:value="-31.5928375886075">
            <text:p>-31.59283758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table:number-columns-repeated="2" office:value-type="float" office:value="410">
            <text:p>410</text:p>
          </table:table-cell>
          <table:table-cell office:value-type="float" office:value="9620">
            <text:p>9620</text:p>
          </table:table-cell>
          <table:table-cell office:value-type="float" office:value="13064">
            <text:p>13064</text:p>
          </table:table-cell>
          <table:table-cell office:value-type="float" office:value="20929">
            <text:p>20929</text:p>
          </table:table-cell>
          <table:table-cell office:value-type="float" office:value="130.875">
            <text:p>130.875</text:p>
          </table:table-cell>
          <table:table-cell office:value-type="float" office:value="-225.75">
            <text:p>-225.75</text:p>
          </table:table-cell>
          <table:table-cell office:value-type="float" office:value="-144.875">
            <text:p>-144.875</text:p>
          </table:table-cell>
          <table:table-cell office:value-type="float" office:value="0.0136044698544699">
            <text:p>0.0136044699</text:p>
          </table:table-cell>
          <table:table-cell office:value-type="float" office:value="-0.0172803123086344">
            <text:p>-0.0172803123</text:p>
          </table:table-cell>
          <table:table-cell office:value-type="float" office:value="-0.00692221319699938">
            <text:p>-0.0069222132</text:p>
          </table:table-cell>
          <table:table-cell office:value-type="float" office:value="1.04797840442669">
            <text:p>1.0479784044</text:p>
          </table:table-cell>
          <table:table-cell office:value-type="float" office:value="0.940104180939008">
            <text:p>0.9401041809</text:p>
          </table:table-cell>
          <table:table-cell office:value-type="float" office:value="0.97586617120017">
            <text:p>0.97586617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9163">
            <text:p>9163</text:p>
          </table:table-cell>
          <table:table-cell office:value-type="float" office:value="13812">
            <text:p>13812</text:p>
          </table:table-cell>
          <table:table-cell office:value-type="float" office:value="21833">
            <text:p>21833</text:p>
          </table:table-cell>
          <table:table-cell office:value-type="float" office:value="-384">
            <text:p>-384</text:p>
          </table:table-cell>
          <table:table-cell office:value-type="float" office:value="221.75">
            <text:p>221.75</text:p>
          </table:table-cell>
          <table:table-cell office:value-type="float" office:value="-246.375">
            <text:p>-246.375</text:p>
          </table:table-cell>
          <table:table-cell office:value-type="float" office:value="-0.041907672159773">
            <text:p>-0.0419076722</text:p>
          </table:table-cell>
          <table:table-cell office:value-type="float" office:value="0.0160548798146539">
            <text:p>0.0160548798</text:p>
          </table:table-cell>
          <table:table-cell office:value-type="float" office:value="-0.0112845234278386">
            <text:p>-0.0112845234</text:p>
          </table:table-cell>
          <table:table-cell office:value-type="float" office:value="0.856765403293063">
            <text:p>0.8567654033</text:p>
          </table:table-cell>
          <table:table-cell office:value-type="float" office:value="1.05669728731638">
            <text:p>1.0566972873</text:p>
          </table:table-cell>
          <table:table-cell office:value-type="float" office:value="0.960753755321792">
            <text:p>0.9607537553</text:p>
          </table:table-cell>
          <table:table-cell office:value-type="float" office:value="-16.1908171993692">
            <text:p>-16.19081719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494">
            <text:p>494</text:p>
          </table:table-cell>
          <table:table-cell office:value-type="float" office:value="8721">
            <text:p>8721</text:p>
          </table:table-cell>
          <table:table-cell office:value-type="float" office:value="14308">
            <text:p>14308</text:p>
          </table:table-cell>
          <table:table-cell office:value-type="float" office:value="21354">
            <text:p>21354</text:p>
          </table:table-cell>
          <table:table-cell office:value-type="float" office:value="-291.25">
            <text:p>-291.25</text:p>
          </table:table-cell>
          <table:table-cell office:value-type="float" office:value="212.625">
            <text:p>212.625</text:p>
          </table:table-cell>
          <table:table-cell office:value-type="float" office:value="-296.125">
            <text:p>-296.125</text:p>
          </table:table-cell>
          <table:table-cell office:value-type="float" office:value="-0.0333963994954707">
            <text:p>-0.0333963995</text:p>
          </table:table-cell>
          <table:table-cell office:value-type="float" office:value="0.0148605675146771">
            <text:p>0.0148605675</text:p>
          </table:table-cell>
          <table:table-cell office:value-type="float" office:value="-0.0138674253067341">
            <text:p>-0.0138674253</text:p>
          </table:table-cell>
          <table:table-cell office:value-type="float" office:value="0.885298627984404">
            <text:p>0.885298628</text:p>
          </table:table-cell>
          <table:table-cell office:value-type="float" office:value="1.05244482577641">
            <text:p>1.0524448258</text:p>
          </table:table-cell>
          <table:table-cell office:value-type="float" office:value="0.951840930176321">
            <text:p>0.9518409302</text:p>
          </table:table-cell>
          <table:table-cell office:value-type="float" office:value="-20.4066114412857">
            <text:p>-20.40661144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38">
            <text:p>338</text:p>
          </table:table-cell>
          <table:table-cell office:value-type="float" office:value="551">
            <text:p>551</text:p>
          </table:table-cell>
          <table:table-cell office:value-type="float" office:value="8670">
            <text:p>8670</text:p>
          </table:table-cell>
          <table:table-cell office:value-type="float" office:value="13534">
            <text:p>13534</text:p>
          </table:table-cell>
          <table:table-cell office:value-type="float" office:value="19357">
            <text:p>19357</text:p>
          </table:table-cell>
          <table:table-cell office:value-type="float" office:value="-135.625">
            <text:p>-135.625</text:p>
          </table:table-cell>
          <table:table-cell office:value-type="float" office:value="-469.125">
            <text:p>-469.125</text:p>
          </table:table-cell>
          <table:table-cell office:value-type="float" office:value="39.625">
            <text:p>39.625</text:p>
          </table:table-cell>
          <table:table-cell office:value-type="float" office:value="-0.0156430219146482">
            <text:p>-0.0156430219</text:p>
          </table:table-cell>
          <table:table-cell office:value-type="float" office:value="-0.0346627013447613">
            <text:p>-0.0346627013</text:p>
          </table:table-cell>
          <table:table-cell office:value-type="float" office:value="0.0020470630779563">
            <text:p>0.0020470631</text:p>
          </table:table-cell>
          <table:table-cell office:value-type="float" office:value="0.945729043402591">
            <text:p>0.9457290434</text:p>
          </table:table-cell>
          <table:table-cell office:value-type="float" office:value="0.881035490907787">
            <text:p>0.8810354909</text:p>
          </table:table-cell>
          <table:table-cell office:value-type="float" office:value="1.00717293408865">
            <text:p>1.0071729341</text:p>
          </table:table-cell>
          <table:table-cell office:value-type="float" office:value="0">
            <text:p>0</text:p>
          </table:table-cell>
          <table:table-cell office:value-type="float" office:value="-19.6483062733458">
            <text:p>-19.6483062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571">
            <text:p>571</text:p>
          </table:table-cell>
          <table:table-cell office:value-type="float" office:value="8806">
            <text:p>8806</text:p>
          </table:table-cell>
          <table:table-cell office:value-type="float" office:value="12971">
            <text:p>12971</text:p>
          </table:table-cell>
          <table:table-cell office:value-type="float" office:value="20791">
            <text:p>20791</text:p>
          </table:table-cell>
          <table:table-cell office:value-type="float" office:value="49.125">
            <text:p>49.125</text:p>
          </table:table-cell>
          <table:table-cell office:value-type="float" office:value="-183.25">
            <text:p>-183.25</text:p>
          </table:table-cell>
          <table:table-cell office:value-type="float" office:value="-75.375">
            <text:p>-75.375</text:p>
          </table:table-cell>
          <table:table-cell office:value-type="float" office:value="0.00557858278446514">
            <text:p>0.0055785828</text:p>
          </table:table-cell>
          <table:table-cell office:value-type="float" office:value="-0.0141276694163904">
            <text:p>-0.0141276694</text:p>
          </table:table-cell>
          <table:table-cell office:value-type="float" office:value="-0.0036253667452263">
            <text:p>-0.0036253667</text:p>
          </table:table-cell>
          <table:table-cell office:value-type="float" office:value="1.01958603609396">
            <text:p>1.0195860361</text:p>
          </table:table-cell>
          <table:table-cell office:value-type="float" office:value="0.950944355487186">
            <text:p>0.9509443555</text:p>
          </table:table-cell>
          <table:table-cell office:value-type="float" office:value="0.987336977228421">
            <text:p>0.98733697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24">
            <text:p>424</text:p>
          </table:table-cell>
          <table:table-cell office:value-type="float" office:value="666">
            <text:p>666</text:p>
          </table:table-cell>
          <table:table-cell office:value-type="float" office:value="8235">
            <text:p>8235</text:p>
          </table:table-cell>
          <table:table-cell office:value-type="float" office:value="13716">
            <text:p>13716</text:p>
          </table:table-cell>
          <table:table-cell office:value-type="float" office:value="21160">
            <text:p>21160</text:p>
          </table:table-cell>
          <table:table-cell office:value-type="float" office:value="-274.125">
            <text:p>-274.125</text:p>
          </table:table-cell>
          <table:table-cell office:value-type="float" office:value="232.875">
            <text:p>232.875</text:p>
          </table:table-cell>
          <table:table-cell office:value-type="float" office:value="773.375">
            <text:p>773.375</text:p>
          </table:table-cell>
          <table:table-cell office:value-type="float" office:value="-0.033287795992714">
            <text:p>-0.033287796</text:p>
          </table:table-cell>
          <table:table-cell office:value-type="float" office:value="0.0169783464566929">
            <text:p>0.0169783465</text:p>
          </table:table-cell>
          <table:table-cell office:value-type="float" office:value="0.0365489130434783">
            <text:p>0.036548913</text:p>
          </table:table-cell>
          <table:table-cell office:value-type="float" office:value="0.885664545655124">
            <text:p>0.8856645457</text:p>
          </table:table-cell>
          <table:table-cell office:value-type="float" office:value="1.0599892105253">
            <text:p>1.0599892105</text:p>
          </table:table-cell>
          <table:table-cell office:value-type="float" office:value="1.13053940881971">
            <text:p>1.1305394088</text:p>
          </table:table-cell>
          <table:table-cell office:value-type="float" office:value="-20.4743328871534">
            <text:p>-20.4743328872</text:p>
          </table:table-cell>
          <table:table-cell office:value-type="float" office:value="0">
            <text:p>0</text:p>
          </table:table-cell>
          <table:table-cell office:value-type="float" office:value="19.3094192928574">
            <text:p>19.309419292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table:number-columns-repeated="2" office:value-type="float" office:value="722">
            <text:p>722</text:p>
          </table:table-cell>
          <table:table-cell office:value-type="float" office:value="8721">
            <text:p>8721</text:p>
          </table:table-cell>
          <table:table-cell office:value-type="float" office:value="13848">
            <text:p>13848</text:p>
          </table:table-cell>
          <table:table-cell office:value-type="float" office:value="21712">
            <text:p>21712</text:p>
          </table:table-cell>
          <table:table-cell office:value-type="float" office:value="-291.25">
            <text:p>-291.25</text:p>
          </table:table-cell>
          <table:table-cell office:value-type="float" office:value="336">
            <text:p>336</text:p>
          </table:table-cell>
          <table:table-cell office:value-type="float" office:value="520.375">
            <text:p>520.375</text:p>
          </table:table-cell>
          <table:table-cell office:value-type="float" office:value="-0.0333963994954707">
            <text:p>-0.0333963995</text:p>
          </table:table-cell>
          <table:table-cell office:value-type="float" office:value="0.024263431542461">
            <text:p>0.0242634315</text:p>
          </table:table-cell>
          <table:table-cell office:value-type="float" office:value="0.0239671610169492">
            <text:p>0.023967161</text:p>
          </table:table-cell>
          <table:table-cell office:value-type="float" office:value="0.885298627984404">
            <text:p>0.885298628</text:p>
          </table:table-cell>
          <table:table-cell office:value-type="float" office:value="1.08607589005464">
            <text:p>1.0860758901</text:p>
          </table:table-cell>
          <table:table-cell office:value-type="float" office:value="1.08501093618146">
            <text:p>1.0850109362</text:p>
          </table:table-cell>
          <table:table-cell office:value-type="float" office:value="-20.4066114412857">
            <text:p>-20.4066114413</text:p>
          </table:table-cell>
          <table:table-cell office:value-type="float" office:value="28.9127547670402">
            <text:p>28.912754767</text:p>
          </table:table-cell>
          <table:table-cell office:value-type="float" office:value="29.265909997016">
            <text:p>29.26590999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8670">
            <text:p>8670</text:p>
          </table:table-cell>
          <table:table-cell office:value-type="float" office:value="13086">
            <text:p>13086</text:p>
          </table:table-cell>
          <table:table-cell office:value-type="float" office:value="21896">
            <text:p>21896</text:p>
          </table:table-cell>
          <table:table-cell office:value-type="float" office:value="-135.625">
            <text:p>-135.625</text:p>
          </table:table-cell>
          <table:table-cell office:value-type="float" office:value="-476.875">
            <text:p>-476.875</text:p>
          </table:table-cell>
          <table:table-cell office:value-type="float" office:value="730.25">
            <text:p>730.25</text:p>
          </table:table-cell>
          <table:table-cell office:value-type="float" office:value="-0.0156430219146482">
            <text:p>-0.0156430219</text:p>
          </table:table-cell>
          <table:table-cell office:value-type="float" office:value="-0.0364416169952621">
            <text:p>-0.036441617</text:p>
          </table:table-cell>
          <table:table-cell office:value-type="float" office:value="0.0333508403361345">
            <text:p>0.0333508403</text:p>
          </table:table-cell>
          <table:table-cell office:value-type="float" office:value="0.945729043402591">
            <text:p>0.9457290434</text:p>
          </table:table-cell>
          <table:table-cell office:value-type="float" office:value="0.875057203757072">
            <text:p>0.8750572038</text:p>
          </table:table-cell>
          <table:table-cell office:value-type="float" office:value="1.11890800713668">
            <text:p>1.1189080071</text:p>
          </table:table-cell>
          <table:table-cell office:value-type="float" office:value="0">
            <text:p>0</text:p>
          </table:table-cell>
          <table:table-cell office:value-type="float" office:value="-18.6720402670819">
            <text:p>-18.6720402671</text:p>
          </table:table-cell>
          <table:table-cell office:value-type="float" office:value="21.1281783443873">
            <text:p>21.128178344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4">
            <text:p>444</text:p>
          </table:table-cell>
          <table:table-cell table:number-columns-repeated="2" office:value-type="float" office:value="749">
            <text:p>749</text:p>
          </table:table-cell>
          <table:table-cell office:value-type="float" office:value="8806">
            <text:p>8806</text:p>
          </table:table-cell>
          <table:table-cell office:value-type="float" office:value="12668">
            <text:p>12668</text:p>
          </table:table-cell>
          <table:table-cell office:value-type="float" office:value="23529">
            <text:p>23529</text:p>
          </table:table-cell>
          <table:table-cell office:value-type="float" office:value="49.125">
            <text:p>49.125</text:p>
          </table:table-cell>
          <table:table-cell office:value-type="float" office:value="-429.875">
            <text:p>-429.875</text:p>
          </table:table-cell>
          <table:table-cell office:value-type="float" office:value="741.75">
            <text:p>741.75</text:p>
          </table:table-cell>
          <table:table-cell office:value-type="float" office:value="0.00557858278446514">
            <text:p>0.0055785828</text:p>
          </table:table-cell>
          <table:table-cell office:value-type="float" office:value="-0.0339339280075781">
            <text:p>-0.033933928</text:p>
          </table:table-cell>
          <table:table-cell office:value-type="float" office:value="0.031524926686217">
            <text:p>0.0315249267</text:p>
          </table:table-cell>
          <table:table-cell office:value-type="float" office:value="1.01958603609396">
            <text:p>1.0195860361</text:p>
          </table:table-cell>
          <table:table-cell office:value-type="float" office:value="0.883488214454723">
            <text:p>0.8834882145</text:p>
          </table:table-cell>
          <table:table-cell office:value-type="float" office:value="1.1122851325668">
            <text:p>1.1122851326</text:p>
          </table:table-cell>
          <table:table-cell office:value-type="float" office:value="0">
            <text:p>0</text:p>
          </table:table-cell>
          <table:table-cell office:value-type="float" office:value="-20.0778085531904">
            <text:p>-20.0778085532</text:p>
          </table:table-cell>
          <table:table-cell office:value-type="float" office:value="22.3320541366861">
            <text:p>22.33205413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3">
            <text:p>3</text:p>
          </table:table-cell>
          <table:table-cell office:value-type="float" office:value="644">
            <text:p>644</text:p>
          </table:table-cell>
          <table:table-cell table:number-columns-repeated="2" office:value-type="float" office:value="852">
            <text:p>852</text:p>
          </table:table-cell>
          <table:table-cell office:value-type="float" office:value="7983">
            <text:p>7983</text:p>
          </table:table-cell>
          <table:table-cell office:value-type="float" office:value="13260">
            <text:p>13260</text:p>
          </table:table-cell>
          <table:table-cell office:value-type="float" office:value="23414">
            <text:p>23414</text:p>
          </table:table-cell>
          <table:table-cell office:value-type="float" office:value="-575.5">
            <text:p>-575.5</text:p>
          </table:table-cell>
          <table:table-cell office:value-type="float" office:value="357">
            <text:p>357</text:p>
          </table:table-cell>
          <table:table-cell office:value-type="float" office:value="672.75">
            <text:p>672.75</text:p>
          </table:table-cell>
          <table:table-cell office:value-type="float" office:value="-0.0720906927220343">
            <text:p>-0.0720906927</text:p>
          </table:table-cell>
          <table:table-cell office:value-type="float" office:value="0.0269230769230769">
            <text:p>0.0269230769</text:p>
          </table:table-cell>
          <table:table-cell office:value-type="float" office:value="0.0287328094302554">
            <text:p>0.0287328094</text:p>
          </table:table-cell>
          <table:table-cell office:value-type="float" office:value="0.75786882870808">
            <text:p>0.7578688287</text:p>
          </table:table-cell>
          <table:table-cell office:value-type="float" office:value="1.09565147928994">
            <text:p>1.0956514793</text:p>
          </table:table-cell>
          <table:table-cell office:value-type="float" office:value="1.10218295870789">
            <text:p>1.1021829587</text:p>
          </table:table-cell>
          <table:table-cell office:value-type="float" office:value="-9.26403796787409">
            <text:p>-9.2640379679</text:p>
          </table:table-cell>
          <table:table-cell office:value-type="float" office:value="26.0905057431666">
            <text:p>26.0905057432</text:p>
          </table:table-cell>
          <table:table-cell office:value-type="float" office:value="24.4688289538622">
            <text:p>24.468828953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3">
            <text:p>3</text:p>
          </table:table-cell>
          <table:table-cell office:value-type="float" office:value="578">
            <text:p>578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7740">
            <text:p>7740</text:p>
          </table:table-cell>
          <table:table-cell office:value-type="float" office:value="12936">
            <text:p>12936</text:p>
          </table:table-cell>
          <table:table-cell office:value-type="float" office:value="23759">
            <text:p>23759</text:p>
          </table:table-cell>
          <table:table-cell office:value-type="float" office:value="-611.875">
            <text:p>-611.875</text:p>
          </table:table-cell>
          <table:table-cell office:value-type="float" office:value="-304.5">
            <text:p>-304.5</text:p>
          </table:table-cell>
          <table:table-cell office:value-type="float" office:value="629.625">
            <text:p>629.625</text:p>
          </table:table-cell>
          <table:table-cell office:value-type="float" office:value="-0.0790536175710594">
            <text:p>-0.0790536176</text:p>
          </table:table-cell>
          <table:table-cell office:value-type="float" office:value="-0.023538961038961">
            <text:p>-0.023538961</text:p>
          </table:table-cell>
          <table:table-cell office:value-type="float" office:value="0.0265004840271055">
            <text:p>0.026500484</text:p>
          </table:table-cell>
          <table:table-cell office:value-type="float" office:value="0.735561308425392">
            <text:p>0.7355613084</text:p>
          </table:table-cell>
          <table:table-cell office:value-type="float" office:value="0.918699638429752">
            <text:p>0.9186996384</text:p>
          </table:table-cell>
          <table:table-cell office:value-type="float" office:value="1.09412815437606">
            <text:p>1.0941281544</text:p>
          </table:table-cell>
          <table:table-cell office:value-type="float" office:value="-8.41673405353929">
            <text:p>-8.4167340535</text:p>
          </table:table-cell>
          <table:table-cell office:value-type="float" office:value="-29.098854861189">
            <text:p>-29.0988548612</text:p>
          </table:table-cell>
          <table:table-cell office:value-type="float" office:value="26.5010824460589">
            <text:p>26.501082446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7362">
            <text:p>7362</text:p>
          </table:table-cell>
          <table:table-cell office:value-type="float" office:value="12896">
            <text:p>12896</text:p>
          </table:table-cell>
          <table:table-cell office:value-type="float" office:value="24311">
            <text:p>24311</text:p>
          </table:table-cell>
          <table:table-cell office:value-type="float" office:value="-407.375">
            <text:p>-407.375</text:p>
          </table:table-cell>
          <table:table-cell office:value-type="float" office:value="210">
            <text:p>210</text:p>
          </table:table-cell>
          <table:table-cell office:value-type="float" office:value="710.125">
            <text:p>710.125</text:p>
          </table:table-cell>
          <table:table-cell office:value-type="float" office:value="-0.0553348274925292">
            <text:p>-0.0553348275</text:p>
          </table:table-cell>
          <table:table-cell office:value-type="float" office:value="0.0162841191066998">
            <text:p>0.0162841191</text:p>
          </table:table-cell>
          <table:table-cell office:value-type="float" office:value="0.0292100283822138">
            <text:p>0.0292100284</text:p>
          </table:table-cell>
          <table:table-cell office:value-type="float" office:value="0.812329512318059">
            <text:p>0.8123295123</text:p>
          </table:table-cell>
          <table:table-cell office:value-type="float" office:value="1.05751415504221">
            <text:p>1.057514155</text:p>
          </table:table-cell>
          <table:table-cell office:value-type="float" office:value="1.1039074218236">
            <text:p>1.1039074218</text:p>
          </table:table-cell>
          <table:table-cell office:value-type="float" office:value="-12.1765565118524">
            <text:p>-12.1765565119</text:p>
          </table:table-cell>
          <table:table-cell office:value-type="float" office:value="0">
            <text:p>0</text:p>
          </table:table-cell>
          <table:table-cell office:value-type="float" office:value="24.0746779929837">
            <text:p>24.07467799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7524">
            <text:p>7524</text:p>
          </table:table-cell>
          <table:table-cell office:value-type="float" office:value="13328">
            <text:p>13328</text:p>
          </table:table-cell>
          <table:table-cell office:value-type="float" office:value="25415">
            <text:p>25415</text:p>
          </table:table-cell>
          <table:table-cell office:value-type="float" office:value="-269.375">
            <text:p>-269.375</text:p>
          </table:table-cell>
          <table:table-cell office:value-type="float" office:value="218">
            <text:p>218</text:p>
          </table:table-cell>
          <table:table-cell office:value-type="float" office:value="684.25">
            <text:p>684.25</text:p>
          </table:table-cell>
          <table:table-cell office:value-type="float" office:value="-0.0358020999468368">
            <text:p>-0.0358020999</text:p>
          </table:table-cell>
          <table:table-cell office:value-type="float" office:value="0.0163565426170468">
            <text:p>0.0163565426</text:p>
          </table:table-cell>
          <table:table-cell office:value-type="float" office:value="0.0269230769230769">
            <text:p>0.0269230769</text:p>
          </table:table-cell>
          <table:table-cell office:value-type="float" office:value="0.877204959292854">
            <text:p>0.8772049593</text:p>
          </table:table-cell>
          <table:table-cell office:value-type="float" office:value="1.05777227067298">
            <text:p>1.0577722707</text:p>
          </table:table-cell>
          <table:table-cell office:value-type="float" office:value="1.09565147928994">
            <text:p>1.0956514793</text:p>
          </table:table-cell>
          <table:table-cell office:value-type="float" office:value="-19.0118379626246">
            <text:p>-19.0118379626</text:p>
          </table:table-cell>
          <table:table-cell office:value-type="float" office:value="0">
            <text:p>0</text:p>
          </table:table-cell>
          <table:table-cell office:value-type="float" office:value="26.0905057431666">
            <text:p>26.09050574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3">
            <text:p>3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6760">
            <text:p>6760</text:p>
          </table:table-cell>
          <table:table-cell office:value-type="float" office:value="13192">
            <text:p>13192</text:p>
          </table:table-cell>
          <table:table-cell office:value-type="float" office:value="26542">
            <text:p>26542</text:p>
          </table:table-cell>
          <table:table-cell office:value-type="float" office:value="-117">
            <text:p>-117</text:p>
          </table:table-cell>
          <table:table-cell office:value-type="float" office:value="-97.75">
            <text:p>-97.75</text:p>
          </table:table-cell>
          <table:table-cell office:value-type="float" office:value="644">
            <text:p>644</text:p>
          </table:table-cell>
          <table:table-cell office:value-type="float" office:value="-0.0173076923076923">
            <text:p>-0.0173076923</text:p>
          </table:table-cell>
          <table:table-cell office:value-type="float" office:value="-0.00740979381443299">
            <text:p>-0.0074097938</text:p>
          </table:table-cell>
          <table:table-cell office:value-type="float" office:value="0.024263431542461">
            <text:p>0.0242634315</text:p>
          </table:table-cell>
          <table:table-cell office:value-type="float" office:value="0.940010207100592">
            <text:p>0.9400102071</text:p>
          </table:table-cell>
          <table:table-cell office:value-type="float" office:value="0.974173335536454">
            <text:p>0.9741733355</text:p>
          </table:table-cell>
          <table:table-cell office:value-type="float" office:value="1.08607589005464">
            <text:p>1.0860758901</text:p>
          </table:table-cell>
          <table:table-cell table:number-columns-repeated="2" office:value-type="float" office:value="0">
            <text:p>0</text:p>
          </table:table-cell>
          <table:table-cell office:value-type="float" office:value="28.9127547670402">
            <text:p>28.91275476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3">
            <text:p>3</text:p>
          </table:table-cell>
          <table:table-cell office:value-type="float" office:value="491">
            <text:p>491</text:p>
          </table:table-cell>
          <table:table-cell table:number-columns-repeated="2" office:value-type="float" office:value="952">
            <text:p>952</text:p>
          </table:table-cell>
          <table:table-cell office:value-type="float" office:value="6084">
            <text:p>6084</text:p>
          </table:table-cell>
          <table:table-cell office:value-type="float" office:value="12496">
            <text:p>12496</text:p>
          </table:table-cell>
          <table:table-cell office:value-type="float" office:value="26749">
            <text:p>26749</text:p>
          </table:table-cell>
          <table:table-cell office:value-type="float" office:value="-58.5">
            <text:p>-58.5</text:p>
          </table:table-cell>
          <table:table-cell office:value-type="float" office:value="13.75">
            <text:p>13.75</text:p>
          </table:table-cell>
          <table:table-cell office:value-type="float" office:value="506">
            <text:p>506</text:p>
          </table:table-cell>
          <table:table-cell office:value-type="float" office:value="-0.00961538461538462">
            <text:p>-0.0096153846</text:p>
          </table:table-cell>
          <table:table-cell office:value-type="float" office:value="0.00110035211267606">
            <text:p>0.0011003521</text:p>
          </table:table-cell>
          <table:table-cell office:value-type="float" office:value="0.0189165950128977">
            <text:p>0.018916595</text:p>
          </table:table-cell>
          <table:table-cell office:value-type="float" office:value="0.966527366863905">
            <text:p>0.9665273669</text:p>
          </table:table-cell>
          <table:table-cell office:value-type="float" office:value="1.00385360551292">
            <text:p>1.0038536055</text:p>
          </table:table-cell>
          <table:table-cell office:value-type="float" office:value="1.06690944417623">
            <text:p>1.06690944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023">
            <text:p>1023</text:p>
          </table:table-cell>
          <table:table-cell office:value-type="float" office:value="6630">
            <text:p>6630</text:p>
          </table:table-cell>
          <table:table-cell office:value-type="float" office:value="13088">
            <text:p>13088</text:p>
          </table:table-cell>
          <table:table-cell office:value-type="float" office:value="27577">
            <text:p>27577</text:p>
          </table:table-cell>
          <table:table-cell office:value-type="float" office:value="66.625">
            <text:p>66.625</text:p>
          </table:table-cell>
          <table:table-cell office:value-type="float" office:value="-70">
            <text:p>-70</text:p>
          </table:table-cell>
          <table:table-cell office:value-type="float" office:value="508.875">
            <text:p>508.875</text:p>
          </table:table-cell>
          <table:table-cell office:value-type="float" office:value="0.0100490196078431">
            <text:p>0.0100490196</text:p>
          </table:table-cell>
          <table:table-cell office:value-type="float" office:value="-0.00534841075794621">
            <text:p>-0.0053484108</text:p>
          </table:table-cell>
          <table:table-cell office:value-type="float" office:value="0.0184528773978315">
            <text:p>0.0184528774</text:p>
          </table:table-cell>
          <table:table-cell office:value-type="float" office:value="1.03536949490581">
            <text:p>1.0353694949</text:p>
          </table:table-cell>
          <table:table-cell office:value-type="float" office:value="0.981336629122554">
            <text:p>0.9813366291</text:p>
          </table:table-cell>
          <table:table-cell office:value-type="float" office:value="1.06525246791356">
            <text:p>1.06525246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7020">
            <text:p>7020</text:p>
          </table:table-cell>
          <table:table-cell office:value-type="float" office:value="13629">
            <text:p>13629</text:p>
          </table:table-cell>
          <table:table-cell office:value-type="float" office:value="29003">
            <text:p>29003</text:p>
          </table:table-cell>
          <table:table-cell office:value-type="float" office:value="21.125">
            <text:p>21.125</text:p>
          </table:table-cell>
          <table:table-cell office:value-type="float" office:value="-76.125">
            <text:p>-76.125</text:p>
          </table:table-cell>
          <table:table-cell office:value-type="float" office:value="221.375">
            <text:p>221.375</text:p>
          </table:table-cell>
          <table:table-cell office:value-type="float" office:value="0.00300925925925926">
            <text:p>0.0030092593</text:p>
          </table:table-cell>
          <table:table-cell office:value-type="float" office:value="-0.00558551617873652">
            <text:p>-0.0055855162</text:p>
          </table:table-cell>
          <table:table-cell office:value-type="float" office:value="0.00763283108643933">
            <text:p>0.0076328311</text:p>
          </table:table-cell>
          <table:table-cell office:value-type="float" office:value="1.01055015646433">
            <text:p>1.0105501565</text:p>
          </table:table-cell>
          <table:table-cell office:value-type="float" office:value="0.980511841436749">
            <text:p>0.9805118414</text:p>
          </table:table-cell>
          <table:table-cell office:value-type="float" office:value="1.02682909861891">
            <text:p>1.02682909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7501">
            <text:p>7501</text:p>
          </table:table-cell>
          <table:table-cell office:value-type="float" office:value="13192">
            <text:p>13192</text:p>
          </table:table-cell>
          <table:table-cell office:value-type="float" office:value="28566">
            <text:p>28566</text:p>
          </table:table-cell>
          <table:table-cell office:value-type="float" office:value="37.875">
            <text:p>37.875</text:p>
          </table:table-cell>
          <table:table-cell office:value-type="float" office:value="-97.75">
            <text:p>-97.75</text:p>
          </table:table-cell>
          <table:table-cell office:value-type="float" office:value="-51.75">
            <text:p>-51.75</text:p>
          </table:table-cell>
          <table:table-cell office:value-type="float" office:value="0.00504932675643248">
            <text:p>0.0050493268</text:p>
          </table:table-cell>
          <table:table-cell office:value-type="float" office:value="-0.00740979381443299">
            <text:p>-0.0074097938</text:p>
          </table:table-cell>
          <table:table-cell office:value-type="float" office:value="-0.00181159420289855">
            <text:p>-0.0018115942</text:p>
          </table:table-cell>
          <table:table-cell office:value-type="float" office:value="1.01772261522087">
            <text:p>1.0177226152</text:p>
          </table:table-cell>
          <table:table-cell office:value-type="float" office:value="0.974173335536454">
            <text:p>0.9741733355</text:p>
          </table:table-cell>
          <table:table-cell office:value-type="float" office:value="0.993665852762025">
            <text:p>0.99366585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3">
            <text:p>3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7020">
            <text:p>7020</text:p>
          </table:table-cell>
          <table:table-cell office:value-type="float" office:value="12359">
            <text:p>12359</text:p>
          </table:table-cell>
          <table:table-cell office:value-type="float" office:value="27807">
            <text:p>27807</text:p>
          </table:table-cell>
          <table:table-cell office:value-type="float" office:value="-67.5">
            <text:p>-67.5</text:p>
          </table:table-cell>
          <table:table-cell office:value-type="float" office:value="-34">
            <text:p>-34</text:p>
          </table:table-cell>
          <table:table-cell office:value-type="float" office:value="57.5">
            <text:p>57.5</text:p>
          </table:table-cell>
          <table:table-cell office:value-type="float" office:value="-0.00961538461538462">
            <text:p>-0.0096153846</text:p>
          </table:table-cell>
          <table:table-cell office:value-type="float" office:value="-0.00275103163686382">
            <text:p>-0.0027510316</text:p>
          </table:table-cell>
          <table:table-cell office:value-type="float" office:value="0.00206782464846981">
            <text:p>0.0020678246</text:p>
          </table:table-cell>
          <table:table-cell office:value-type="float" office:value="0.966527366863905">
            <text:p>0.9665273669</text:p>
          </table:table-cell>
          <table:table-cell office:value-type="float" office:value="0.990386222894108">
            <text:p>0.9903862229</text:p>
          </table:table-cell>
          <table:table-cell office:value-type="float" office:value="1.00724576703125">
            <text:p>1.0072457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7650">
            <text:p>7650</text:p>
          </table:table-cell>
          <table:table-cell office:value-type="float" office:value="13107">
            <text:p>13107</text:p>
          </table:table-cell>
          <table:table-cell office:value-type="float" office:value="28382">
            <text:p>28382</text:p>
          </table:table-cell>
          <table:table-cell office:value-type="float" office:value="76.875">
            <text:p>76.875</text:p>
          </table:table-cell>
          <table:table-cell office:value-type="float" office:value="121.125">
            <text:p>121.125</text:p>
          </table:table-cell>
          <table:table-cell office:value-type="float" office:value="48.875">
            <text:p>48.875</text:p>
          </table:table-cell>
          <table:table-cell office:value-type="float" office:value="0.0100490196078431">
            <text:p>0.0100490196</text:p>
          </table:table-cell>
          <table:table-cell office:value-type="float" office:value="0.00924124513618677">
            <text:p>0.0092412451</text:p>
          </table:table-cell>
          <table:table-cell office:value-type="float" office:value="0.00172204213938412">
            <text:p>0.0017220421</text:p>
          </table:table-cell>
          <table:table-cell office:value-type="float" office:value="1.03536949490581">
            <text:p>1.0353694949</text:p>
          </table:table-cell>
          <table:table-cell office:value-type="float" office:value="1.03251174317552">
            <text:p>1.0325117432</text:p>
          </table:table-cell>
          <table:table-cell office:value-type="float" office:value="1.00603295972894">
            <text:p>1.00603295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3">
            <text:p>3</text:p>
          </table:table-cell>
          <table:table-cell office:value-type="float" office:value="805">
            <text:p>805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7731">
            <text:p>7731</text:p>
          </table:table-cell>
          <table:table-cell office:value-type="float" office:value="13002">
            <text:p>13002</text:p>
          </table:table-cell>
          <table:table-cell office:value-type="float" office:value="27186">
            <text:p>27186</text:p>
          </table:table-cell>
          <table:table-cell office:value-type="float" office:value="72.375">
            <text:p>72.375</text:p>
          </table:table-cell>
          <table:table-cell office:value-type="float" office:value="-12.375">
            <text:p>-12.375</text:p>
          </table:table-cell>
          <table:table-cell office:value-type="float" office:value="-25.875">
            <text:p>-25.875</text:p>
          </table:table-cell>
          <table:table-cell office:value-type="float" office:value="0.0093616608459449">
            <text:p>0.0093616608</text:p>
          </table:table-cell>
          <table:table-cell table:number-columns-repeated="2" office:value-type="float" office:value="-0.000951776649746193">
            <text:p>-0.0009517766</text:p>
          </table:table-cell>
          <table:table-cell office:value-type="float" office:value="1.03293758872064">
            <text:p>1.0329375887</text:p>
          </table:table-cell>
          <table:table-cell table:number-columns-repeated="2" office:value-type="float" office:value="0.996670557248319">
            <text:p>0.99667055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06">
            <text:p>806</text:p>
          </table:table-cell>
          <table:table-cell table:number-columns-repeated="2" office:value-type="float" office:value="1163">
            <text:p>1163</text:p>
          </table:table-cell>
          <table:table-cell office:value-type="float" office:value="7054">
            <text:p>7054</text:p>
          </table:table-cell>
          <table:table-cell office:value-type="float" office:value="12520">
            <text:p>12520</text:p>
          </table:table-cell>
          <table:table-cell office:value-type="float" office:value="26128">
            <text:p>26128</text:p>
          </table:table-cell>
          <table:table-cell office:value-type="float" office:value="-68.875">
            <text:p>-68.875</text:p>
          </table:table-cell>
          <table:table-cell office:value-type="float" office:value="141.125">
            <text:p>141.125</text:p>
          </table:table-cell>
          <table:table-cell office:value-type="float" office:value="28.75">
            <text:p>28.75</text:p>
          </table:table-cell>
          <table:table-cell office:value-type="float" office:value="-0.00976396370853417">
            <text:p>-0.0097639637</text:p>
          </table:table-cell>
          <table:table-cell office:value-type="float" office:value="0.01127196485623">
            <text:p>0.0112719649</text:p>
          </table:table-cell>
          <table:table-cell office:value-type="float" office:value="0.00110035211267606">
            <text:p>0.0011003521</text:p>
          </table:table-cell>
          <table:table-cell office:value-type="float" office:value="0.966012983595241">
            <text:p>0.9660129836</text:p>
          </table:table-cell>
          <table:table-cell office:value-type="float" office:value="1.03970090909258">
            <text:p>1.0397009091</text:p>
          </table:table-cell>
          <table:table-cell office:value-type="float" office:value="1.00385360551292">
            <text:p>1.00385360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199">
            <text:p>1199</text:p>
          </table:table-cell>
          <table:table-cell office:value-type="float" office:value="7670">
            <text:p>7670</text:p>
          </table:table-cell>
          <table:table-cell office:value-type="float" office:value="13260">
            <text:p>13260</text:p>
          </table:table-cell>
          <table:table-cell office:value-type="float" office:value="27209">
            <text:p>27209</text:p>
          </table:table-cell>
          <table:table-cell office:value-type="float" office:value="21.875">
            <text:p>21.875</text:p>
          </table:table-cell>
          <table:table-cell office:value-type="float" office:value="133.25">
            <text:p>133.25</text:p>
          </table:table-cell>
          <table:table-cell office:value-type="float" office:value="207">
            <text:p>207</text:p>
          </table:table-cell>
          <table:table-cell office:value-type="float" office:value="0.00285202086049544">
            <text:p>0.0028520209</text:p>
          </table:table-cell>
          <table:table-cell office:value-type="float" office:value="0.0100490196078431">
            <text:p>0.0100490196</text:p>
          </table:table-cell>
          <table:table-cell office:value-type="float" office:value="0.00760777683854607">
            <text:p>0.0076077768</text:p>
          </table:table-cell>
          <table:table-cell office:value-type="float" office:value="1.00999801569679">
            <text:p>1.0099980157</text:p>
          </table:table-cell>
          <table:table-cell office:value-type="float" office:value="1.03536949490581">
            <text:p>1.0353694949</text:p>
          </table:table-cell>
          <table:table-cell office:value-type="float" office:value="1.02674066034102">
            <text:p>1.02674066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8014">
            <text:p>8014</text:p>
          </table:table-cell>
          <table:table-cell office:value-type="float" office:value="14000">
            <text:p>14000</text:p>
          </table:table-cell>
          <table:table-cell office:value-type="float" office:value="27968">
            <text:p>27968</text:p>
          </table:table-cell>
          <table:table-cell office:value-type="float" office:value="-110.5">
            <text:p>-110.5</text:p>
          </table:table-cell>
          <table:table-cell office:value-type="float" office:value="210.125">
            <text:p>210.125</text:p>
          </table:table-cell>
          <table:table-cell office:value-type="float" office:value="83.375">
            <text:p>83.375</text:p>
          </table:table-cell>
          <table:table-cell office:value-type="float" office:value="-0.0137883703518842">
            <text:p>-0.0137883704</text:p>
          </table:table-cell>
          <table:table-cell office:value-type="float" office:value="0.0150089285714286">
            <text:p>0.0150089286</text:p>
          </table:table-cell>
          <table:table-cell office:value-type="float" office:value="0.00298108552631579">
            <text:p>0.0029810855</text:p>
          </table:table-cell>
          <table:table-cell office:value-type="float" office:value="0.952113337316048">
            <text:p>0.9521133373</text:p>
          </table:table-cell>
          <table:table-cell office:value-type="float" office:value="1.05297277515625">
            <text:p>1.0529727752</text:p>
          </table:table-cell>
          <table:table-cell office:value-type="float" office:value="1.0104512176091">
            <text:p>1.01045121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60">
            <text:p>860</text:p>
          </table:table-cell>
          <table:table-cell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7806">
            <text:p>7806</text:p>
          </table:table-cell>
          <table:table-cell office:value-type="float" office:value="13848">
            <text:p>13848</text:p>
          </table:table-cell>
          <table:table-cell office:value-type="float" office:value="28796">
            <text:p>28796</text:p>
          </table:table-cell>
          <table:table-cell office:value-type="float" office:value="-84.875">
            <text:p>-84.875</text:p>
          </table:table-cell>
          <table:table-cell office:value-type="float" office:value="297.375">
            <text:p>297.375</text:p>
          </table:table-cell>
          <table:table-cell office:value-type="float" office:value="382.75">
            <text:p>382.75</text:p>
          </table:table-cell>
          <table:table-cell office:value-type="float" office:value="-0.0108730463745837">
            <text:p>-0.0108730464</text:p>
          </table:table-cell>
          <table:table-cell office:value-type="float" office:value="0.0214742201039861">
            <text:p>0.0214742201</text:p>
          </table:table-cell>
          <table:table-cell office:value-type="float" office:value="0.0132917766356438">
            <text:p>0.0132917766</text:p>
          </table:table-cell>
          <table:table-cell office:value-type="float" office:value="0.962176055038386">
            <text:p>0.962176055</text:p>
          </table:table-cell>
          <table:table-cell office:value-type="float" office:value="1.07606360893694">
            <text:p>1.0760636089</text:p>
          </table:table-cell>
          <table:table-cell office:value-type="float" office:value="1.04686749402397">
            <text:p>1.046867494</text:p>
          </table:table-cell>
          <table:table-cell office:value-type="float" office:value="0">
            <text:p>0</text:p>
          </table:table-cell>
          <table:table-cell office:value-type="float" office:value="32.6234536240443">
            <text:p>32.6234536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7018">
            <text:p>7018</text:p>
          </table:table-cell>
          <table:table-cell office:value-type="float" office:value="13256">
            <text:p>13256</text:p>
          </table:table-cell>
          <table:table-cell office:value-type="float" office:value="28796">
            <text:p>28796</text:p>
          </table:table-cell>
          <table:table-cell office:value-type="float" office:value="26.75">
            <text:p>26.75</text:p>
          </table:table-cell>
          <table:table-cell office:value-type="float" office:value="-19.6666666666667">
            <text:p>-19.6666666667</text:p>
          </table:table-cell>
          <table:table-cell office:value-type="float" office:value="630.75">
            <text:p>630.75</text:p>
          </table:table-cell>
          <table:table-cell office:value-type="float" office:value="0.00381162724422912">
            <text:p>0.0038116272</text:p>
          </table:table-cell>
          <table:table-cell office:value-type="float" office:value="-0.00148360490846912">
            <text:p>-0.0014836049</text:p>
          </table:table-cell>
          <table:table-cell office:value-type="float" office:value="0.0219040839005417">
            <text:p>0.0219040839</text:p>
          </table:table-cell>
          <table:table-cell office:value-type="float" office:value="1.01336917121921">
            <text:p>1.0133691712</text:p>
          </table:table-cell>
          <table:table-cell office:value-type="float" office:value="0.994811696944066">
            <text:p>0.9948116969</text:p>
          </table:table-cell>
          <table:table-cell office:value-type="float" office:value="1.07760467987928">
            <text:p>1.0776046799</text:p>
          </table:table-cell>
          <table:table-cell table:number-columns-repeated="2" office:value-type="float" office:value="0">
            <text:p>0</text:p>
          </table:table-cell>
          <table:table-cell office:value-type="float" office:value="31.9899771395625">
            <text:p>31.989977139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36">
            <text:p>836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7771">
            <text:p>7771</text:p>
          </table:table-cell>
          <table:table-cell office:value-type="float" office:value="14338">
            <text:p>14338</text:p>
          </table:table-cell>
          <table:table-cell office:value-type="float" office:value="29463">
            <text:p>29463</text:p>
          </table:table-cell>
          <table:table-cell office:value-type="float" office:value="246.75">
            <text:p>246.75</text:p>
          </table:table-cell>
          <table:table-cell office:value-type="float" office:value="127">
            <text:p>127</text:p>
          </table:table-cell>
          <table:table-cell office:value-type="float" office:value="1769.5">
            <text:p>1769.5</text:p>
          </table:table-cell>
          <table:table-cell office:value-type="float" office:value="0.0317526701840175">
            <text:p>0.0317526702</text:p>
          </table:table-cell>
          <table:table-cell office:value-type="float" office:value="0.00885758125261543">
            <text:p>0.0088575813</text:p>
          </table:table-cell>
          <table:table-cell office:value-type="float" office:value="0.0600583783049927">
            <text:p>0.0600583783</text:p>
          </table:table-cell>
          <table:table-cell office:value-type="float" office:value="1.11311048048914">
            <text:p>1.1131104805</text:p>
          </table:table-cell>
          <table:table-cell office:value-type="float" office:value="1.03115530960562">
            <text:p>1.0311553096</text:p>
          </table:table-cell>
          <table:table-cell office:value-type="float" office:value="1.21727406132454">
            <text:p>1.2172740613</text:p>
          </table:table-cell>
          <table:table-cell office:value-type="float" office:value="22.1743394189081">
            <text:p>22.1743394189</text:p>
          </table:table-cell>
          <table:table-cell office:value-type="float" office:value="0">
            <text:p>0</text:p>
          </table:table-cell>
          <table:table-cell office:value-type="float" office:value="11.8844285807352">
            <text:p>11.884428580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6991">
            <text:p>6991</text:p>
          </table:table-cell>
          <table:table-cell office:value-type="float" office:value="13206">
            <text:p>13206</text:p>
          </table:table-cell>
          <table:table-cell office:value-type="float" office:value="29049">
            <text:p>29049</text:p>
          </table:table-cell>
          <table:table-cell office:value-type="float" office:value="232.857142857143">
            <text:p>232.8571428571</text:p>
          </table:table-cell>
          <table:table-cell office:value-type="float" office:value="-482.75">
            <text:p>-482.75</text:p>
          </table:table-cell>
          <table:table-cell office:value-type="float" office:value="1913.85714285714">
            <text:p>1913.8571428571</text:p>
          </table:table-cell>
          <table:table-cell office:value-type="float" office:value="0.0333081308621289">
            <text:p>0.0333081309</text:p>
          </table:table-cell>
          <table:table-cell office:value-type="float" office:value="-0.0365553536271392">
            <text:p>-0.0365553536</text:p>
          </table:table-cell>
          <table:table-cell office:value-type="float" office:value="0.0658837530674771">
            <text:p>0.0658837531</text:p>
          </table:table-cell>
          <table:table-cell office:value-type="float" office:value="1.11875294391725">
            <text:p>1.1187529439</text:p>
          </table:table-cell>
          <table:table-cell office:value-type="float" office:value="0.874675398307471">
            <text:p>0.8746753983</text:p>
          </table:table-cell>
          <table:table-cell office:value-type="float" office:value="1.23910084681595">
            <text:p>1.2391008468</text:p>
          </table:table-cell>
          <table:table-cell office:value-type="float" office:value="21.1548304510693">
            <text:p>21.1548304511</text:p>
          </table:table-cell>
          <table:table-cell office:value-type="float" office:value="-18.6128531445033">
            <text:p>-18.6128531445</text:p>
          </table:table-cell>
          <table:table-cell office:value-type="float" office:value="10.863648765466">
            <text:p>10.863648765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6863">
            <text:p>6863</text:p>
          </table:table-cell>
          <table:table-cell office:value-type="float" office:value="13397">
            <text:p>13397</text:p>
          </table:table-cell>
          <table:table-cell office:value-type="float" office:value="30248">
            <text:p>30248</text:p>
          </table:table-cell>
          <table:table-cell office:value-type="float" office:value="0">
            <text:p>0</text:p>
          </table:table-cell>
          <table:table-cell office:value-type="float" office:value="238.4">
            <text:p>238.4</text:p>
          </table:table-cell>
          <table:table-cell office:value-type="float" office:value="2094.83333333333">
            <text:p>2094.8333333333</text:p>
          </table:table-cell>
          <table:table-cell office:value-type="float" office:value="0">
            <text:p>0</text:p>
          </table:table-cell>
          <table:table-cell office:value-type="float" office:value="0.0177950287377771">
            <text:p>0.0177950287</text:p>
          </table:table-cell>
          <table:table-cell office:value-type="float" office:value="0.0692552675658997">
            <text:p>0.0692552676</text:p>
          </table:table-cell>
          <table:table-cell office:value-type="float" office:value="0.94">
            <text:p>0.94</text:p>
          </table:table-cell>
          <table:table-cell office:value-type="float" office:value="1.06290326015587">
            <text:p>1.0629032602</text:p>
          </table:table-cell>
          <table:table-cell office:value-type="float" office:value="1.25179416896847">
            <text:p>1.251794169</text:p>
          </table:table-cell>
          <table:table-cell table:number-columns-repeated="2" office:value-type="float" office:value="0">
            <text:p>0</text:p>
          </table:table-cell>
          <table:table-cell office:value-type="float" office:value="10.3512902350746">
            <text:p>10.351290235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6737">
            <text:p>6737</text:p>
          </table:table-cell>
          <table:table-cell office:value-type="float" office:value="13807">
            <text:p>13807</text:p>
          </table:table-cell>
          <table:table-cell office:value-type="float" office:value="31174">
            <text:p>31174</text:p>
          </table:table-cell>
          <table:table-cell office:value-type="float" office:value="0">
            <text:p>0</text:p>
          </table:table-cell>
          <table:table-cell office:value-type="float" office:value="286.75">
            <text:p>286.75</text:p>
          </table:table-cell>
          <table:table-cell office:value-type="float" office:value="2513.8">
            <text:p>2513.8</text:p>
          </table:table-cell>
          <table:table-cell office:value-type="float" office:value="0">
            <text:p>0</text:p>
          </table:table-cell>
          <table:table-cell office:value-type="float" office:value="0.0207684507858333">
            <text:p>0.0207684508</text:p>
          </table:table-cell>
          <table:table-cell office:value-type="float" office:value="0.0806377109129403">
            <text:p>0.0806377109</text:p>
          </table:table-cell>
          <table:table-cell office:value-type="float" office:value="0.94">
            <text:p>0.94</text:p>
          </table:table-cell>
          <table:table-cell office:value-type="float" office:value="1.07353498170458">
            <text:p>1.0735349817</text:p>
          </table:table-cell>
          <table:table-cell office:value-type="float" office:value="1.294976771421">
            <text:p>1.2949767714</text:p>
          </table:table-cell>
          <table:table-cell office:value-type="float" office:value="0">
            <text:p>0</text:p>
          </table:table-cell>
          <table:table-cell office:value-type="float" office:value="33.7203927816077">
            <text:p>33.7203927816</text:p>
          </table:table-cell>
          <table:table-cell office:value-type="float" office:value="8.93791365912009">
            <text:p>8.937913659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216">
            <text:p>1216</text:p>
          </table:table-cell>
          <table:table-cell office:value-type="float" office:value="6613">
            <text:p>6613</text:p>
          </table:table-cell>
          <table:table-cell office:value-type="float" office:value="15621">
            <text:p>15621</text:p>
          </table:table-cell>
          <table:table-cell office:value-type="float" office:value="41365">
            <text:p>41365</text:p>
          </table:table-cell>
          <table:table-cell table:number-columns-repeated="2" office:value-type="float" office:value="0">
            <text:p>0</text:p>
          </table:table-cell>
          <table:table-cell office:value-type="float" office:value="2975.5">
            <text:p>2975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9327934243926">
            <text:p>0.0719327934</text:p>
          </table:table-cell>
          <table:table-cell office:value-type="float" office:value="0.94">
            <text:p>0.94</text:p>
          </table:table-cell>
          <table:table-cell office:value-type="float" office:value="1.03">
            <text:p>1.03</text:p>
          </table:table-cell>
          <table:table-cell office:value-type="float" office:value="1.26190645745425">
            <text:p>1.2619064575</text:p>
          </table:table-cell>
          <table:table-cell table:number-columns-repeated="2" office:value-type="float" office:value="0">
            <text:p>0</text:p>
          </table:table-cell>
          <table:table-cell office:value-type="float" office:value="9.97860024203579">
            <text:p>9.97860024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6492">
            <text:p>6492</text:p>
          </table:table-cell>
          <table:table-cell office:value-type="float" office:value="15845">
            <text:p>15845</text:p>
          </table:table-cell>
          <table:table-cell office:value-type="float" office:value="44540">
            <text:p>44540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2">
            <text:p>1.2</text:p>
          </table:table-cell>
          <table:table-cell office:value-type="float" office:value="1.27">
            <text:p>1.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5">
            <text:p>5</text:p>
          </table:table-cell>
          <table:table-cell office:value-type="float" office:value="844">
            <text:p>844</text:p>
          </table:table-cell>
          <table:table-cell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6373">
            <text:p>6373</text:p>
          </table:table-cell>
          <table:table-cell office:value-type="float" office:value="16184">
            <text:p>16184</text:p>
          </table:table-cell>
          <table:table-cell office:value-type="float" office:value="47958">
            <text:p>47958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02">
            <text:p>1.02</text:p>
          </table:table-cell>
          <table:table-cell office:value-type="float" office:value="1.27">
            <text:p>1.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07.25">
            <text:p>107.25</text:p>
          </table:table-cell>
          <table:table-cell office:value-type="float" office:value="7578.5">
            <text:p>7578.5</text:p>
          </table:table-cell>
          <table:table-cell office:value-type="float" office:value="19337.5">
            <text:p>19337.5</text:p>
          </table:table-cell>
          <table:table-cell office:value-type="float" office:value="24.8675">
            <text:p>24.8675</text:p>
          </table:table-cell>
          <table:table-cell table:number-columns-repeated="3" office:value-type="float" office:value="5">
            <text:p>5</text:p>
          </table:table-cell>
          <table:table-cell office:value-type="float" office:value="875">
            <text:p>875</text:p>
          </table:table-cell>
          <table:table-cell table:number-columns-repeated="2" office:value-type="float" office:value="1281">
            <text:p>1281</text:p>
          </table:table-cell>
          <table:table-cell office:value-type="float" office:value="6256">
            <text:p>6256</text:p>
          </table:table-cell>
          <table:table-cell office:value-type="float" office:value="16710">
            <text:p>16710</text:p>
          </table:table-cell>
          <table:table-cell office:value-type="float" office:value="51638">
            <text:p>51638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03">
            <text:p>1.03</text:p>
          </table:table-cell>
          <table:table-cell office:value-type="float" office:value="1.27">
            <text:p>1.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12.666666666667">
            <text:p>112.6666666667</text:p>
          </table:table-cell>
          <table:table-cell office:value-type="float" office:value="7617.66666666667">
            <text:p>7617.6666666667</text:p>
          </table:table-cell>
          <table:table-cell office:value-type="float" office:value="20679.6666666667">
            <text:p>20679.6666666667</text:p>
          </table:table-cell>
          <table:table-cell office:value-type="float" office:value="25.8966666666667">
            <text:p>25.89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859">
            <text:p>859</text:p>
          </table:table-cell>
          <table:table-cell office:value-type="float" office:value="596">
            <text:p>596</text:p>
          </table:table-cell>
          <table:table-cell office:value-type="float" office:value="1263">
            <text:p>1263</text:p>
          </table:table-cell>
          <table:table-cell office:value-type="float" office:value="6141">
            <text:p>6141</text:p>
          </table:table-cell>
          <table:table-cell office:value-type="float" office:value="17130">
            <text:p>17130</text:p>
          </table:table-cell>
          <table:table-cell office:value-type="float" office:value="55601">
            <text:p>55601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03">
            <text:p>1.03</text:p>
          </table:table-cell>
          <table:table-cell office:value-type="float" office:value="1.27">
            <text:p>1.2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7" table:number-columns-repeated="2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94">
            <text:p>0.94</text:p>
          </table:table-cell>
          <table:table-cell office:value-type="float" office:value="1.03">
            <text:p>1.03</text:p>
          </table:table-cell>
          <table:table-cell office:value-type="float" office:value="1.27">
            <text:p>1.2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.1">
            <text:p>6.1</text:p>
          </table:table-cell>
          <table:table-cell office:value-type="float" office:value="11.2">
            <text:p>11.2</text:p>
          </table:table-cell>
          <table:table-cell office:value-type="float" office:value="17.5">
            <text:p>17.5</text:p>
          </table:table-cell>
          <table:table-cell office:value-type="float" office:value="5975">
            <text:p>5975</text:p>
          </table:table-cell>
          <table:table-cell office:value-type="float" office:value="6525">
            <text:p>6525</text:p>
          </table:table-cell>
          <table:table-cell office:value-type="float" office:value="9996">
            <text:p>99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3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33:14.16</dc:date>
    <dc:creator>Liam Widdess</dc:creator>
    <meta:editing-duration>P2DT3H30M50S</meta:editing-duration>
    <meta:editing-cycles>185</meta:editing-cycles>
    <meta:generator>OpenOffice/4.1.7$Win32 OpenOffice.org_project/417m1$Build-9800</meta:generator>
    <meta:document-statistic meta:table-count="8" meta:cell-count="808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73">
                <text:p>457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30">
                <text:p>2430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96">
                <text:p>2596</text:p>
              </table:table-cell>
              <table:table-cell office:value-type="float" office:value="4479">
                <text:p>4479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747">
                <text:p>2747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865">
                <text:p>2865</text:p>
              </table:table-cell>
              <table:table-cell office:value-type="float" office:value="5311">
                <text:p>53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3024">
                <text:p>3024</text:p>
              </table:table-cell>
              <table:table-cell office:value-type="float" office:value="5601">
                <text:p>560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60">
                <text:p>1960</text:p>
              </table:table-cell>
              <table:table-cell office:value-type="float" office:value="3164">
                <text:p>3164</text:p>
              </table:table-cell>
              <table:table-cell office:value-type="float" office:value="5467">
                <text:p>5467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300">
                <text:p>3300</text:p>
              </table:table-cell>
              <table:table-cell office:value-type="float" office:value="6546">
                <text:p>654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80">
                <text:p>1880</text:p>
              </table:table-cell>
              <table:table-cell office:value-type="float" office:value="3568">
                <text:p>3568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216">
                <text:p>2216</text:p>
              </table:table-cell>
              <table:table-cell office:value-type="float" office:value="3937">
                <text:p>3937</text:p>
              </table:table-cell>
              <table:table-cell office:value-type="float" office:value="7405">
                <text:p>7405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352">
                <text:p>2352</text:p>
              </table:table-cell>
              <table:table-cell office:value-type="float" office:value="4293">
                <text:p>4293</text:p>
              </table:table-cell>
              <table:table-cell office:value-type="float" office:value="8826">
                <text:p>882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622">
                <text:p>2622</text:p>
              </table:table-cell>
              <table:table-cell office:value-type="float" office:value="4564">
                <text:p>4564</text:p>
              </table:table-cell>
              <table:table-cell office:value-type="float" office:value="9932">
                <text:p>993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634">
                <text:p>2634</text:p>
              </table:table-cell>
              <table:table-cell office:value-type="float" office:value="4564">
                <text:p>4564</text:p>
              </table:table-cell>
              <table:table-cell office:value-type="float" office:value="8187">
                <text:p>818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732">
                <text:p>2732</text:p>
              </table:table-cell>
              <table:table-cell office:value-type="float" office:value="4951">
                <text:p>4951</text:p>
              </table:table-cell>
              <table:table-cell office:value-type="float" office:value="8267">
                <text:p>826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038">
                <text:p>3038</text:p>
              </table:table-cell>
              <table:table-cell office:value-type="float" office:value="5520">
                <text:p>5520</text:p>
              </table:table-cell>
              <table:table-cell office:value-type="float" office:value="11225">
                <text:p>1122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174">
                <text:p>3174</text:p>
              </table:table-cell>
              <table:table-cell office:value-type="float" office:value="5761">
                <text:p>5761</text:p>
              </table:table-cell>
              <table:table-cell office:value-type="float" office:value="10652">
                <text:p>1065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300">
                <text:p>3300</text:p>
              </table:table-cell>
              <table:table-cell office:value-type="float" office:value="5790">
                <text:p>5790</text:p>
              </table:table-cell>
              <table:table-cell office:value-type="float" office:value="9674">
                <text:p>9674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736">
                <text:p>3736</text:p>
              </table:table-cell>
              <table:table-cell office:value-type="float" office:value="6150">
                <text:p>6150</text:p>
              </table:table-cell>
              <table:table-cell office:value-type="float" office:value="11217">
                <text:p>1121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260">
                <text:p>4260</text:p>
              </table:table-cell>
              <table:table-cell office:value-type="float" office:value="7330">
                <text:p>7330</text:p>
              </table:table-cell>
              <table:table-cell office:value-type="float" office:value="14009">
                <text:p>1400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186">
                <text:p>4186</text:p>
              </table:table-cell>
              <table:table-cell office:value-type="float" office:value="6425">
                <text:p>6425</text:p>
              </table:table-cell>
              <table:table-cell office:value-type="float" office:value="11803">
                <text:p>1180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156">
                <text:p>4156</text:p>
              </table:table-cell>
              <table:table-cell office:value-type="float" office:value="6927">
                <text:p>6927</text:p>
              </table:table-cell>
              <table:table-cell office:value-type="float" office:value="12586">
                <text:p>1258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342">
                <text:p>4342</text:p>
              </table:table-cell>
              <table:table-cell office:value-type="float" office:value="7572">
                <text:p>7572</text:p>
              </table:table-cell>
              <table:table-cell office:value-type="float" office:value="17538">
                <text:p>1753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790">
                <text:p>4790</text:p>
              </table:table-cell>
              <table:table-cell office:value-type="float" office:value="8038">
                <text:p>8038</text:p>
              </table:table-cell>
              <table:table-cell office:value-type="float" office:value="15517">
                <text:p>1551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600">
                <text:p>4600</text:p>
              </table:table-cell>
              <table:table-cell office:value-type="float" office:value="8153">
                <text:p>8153</text:p>
              </table:table-cell>
              <table:table-cell office:value-type="float" office:value="15579">
                <text:p>15579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948">
                <text:p>4948</text:p>
              </table:table-cell>
              <table:table-cell office:value-type="float" office:value="8692">
                <text:p>8692</text:p>
              </table:table-cell>
              <table:table-cell office:value-type="float" office:value="16621">
                <text:p>1662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647">
                <text:p>5647</text:p>
              </table:table-cell>
              <table:table-cell office:value-type="float" office:value="9949">
                <text:p>9949</text:p>
              </table:table-cell>
              <table:table-cell office:value-type="float" office:value="18240">
                <text:p>1824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562">
                <text:p>5562</text:p>
              </table:table-cell>
              <table:table-cell office:value-type="float" office:value="10070">
                <text:p>10070</text:p>
              </table:table-cell>
              <table:table-cell office:value-type="float" office:value="18624">
                <text:p>18624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694">
                <text:p>5694</text:p>
              </table:table-cell>
              <table:table-cell office:value-type="float" office:value="10013">
                <text:p>10013</text:p>
              </table:table-cell>
              <table:table-cell office:value-type="float" office:value="16891">
                <text:p>1689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410">
                <text:p>6410</text:p>
              </table:table-cell>
              <table:table-cell office:value-type="float" office:value="11133">
                <text:p>11133</text:p>
              </table:table-cell>
              <table:table-cell office:value-type="float" office:value="18010">
                <text:p>18010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960">
                <text:p>6960</text:p>
              </table:table-cell>
              <table:table-cell office:value-type="float" office:value="12150">
                <text:p>12150</text:p>
              </table:table-cell>
              <table:table-cell office:value-type="float" office:value="17588">
                <text:p>1758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536">
                <text:p>7536</text:p>
              </table:table-cell>
              <table:table-cell office:value-type="float" office:value="12092">
                <text:p>12092</text:p>
              </table:table-cell>
              <table:table-cell office:value-type="float" office:value="17568">
                <text:p>1756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208">
                <text:p>8208</text:p>
              </table:table-cell>
              <table:table-cell office:value-type="float" office:value="11810">
                <text:p>11810</text:p>
              </table:table-cell>
              <table:table-cell office:value-type="float" office:value="17385">
                <text:p>1738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014">
                <text:p>9014</text:p>
              </table:table-cell>
              <table:table-cell office:value-type="float" office:value="12544">
                <text:p>12544</text:p>
              </table:table-cell>
              <table:table-cell office:value-type="float" office:value="19673">
                <text:p>1967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717">
                <text:p>9717</text:p>
              </table:table-cell>
              <table:table-cell office:value-type="float" office:value="12848">
                <text:p>12848</text:p>
              </table:table-cell>
              <table:table-cell office:value-type="float" office:value="20068">
                <text:p>2006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217">
                <text:p>9217</text:p>
              </table:table-cell>
              <table:table-cell office:value-type="float" office:value="12459">
                <text:p>12459</text:p>
              </table:table-cell>
              <table:table-cell office:value-type="float" office:value="19218">
                <text:p>1921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201">
                <text:p>9201</text:p>
              </table:table-cell>
              <table:table-cell office:value-type="float" office:value="12574">
                <text:p>12574</text:p>
              </table:table-cell>
              <table:table-cell office:value-type="float" office:value="20183">
                <text:p>2018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306">
                <text:p>9306</text:p>
              </table:table-cell>
              <table:table-cell office:value-type="float" office:value="13828">
                <text:p>13828</text:p>
              </table:table-cell>
              <table:table-cell office:value-type="float" office:value="20159">
                <text:p>2015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346">
                <text:p>9346</text:p>
              </table:table-cell>
              <table:table-cell office:value-type="float" office:value="13750">
                <text:p>13750</text:p>
              </table:table-cell>
              <table:table-cell office:value-type="float" office:value="19351">
                <text:p>1935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9022">
                <text:p>9022</text:p>
              </table:table-cell>
              <table:table-cell office:value-type="float" office:value="13538">
                <text:p>13538</text:p>
              </table:table-cell>
              <table:table-cell office:value-type="float" office:value="19462">
                <text:p>1946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6">
                <text:p>9356</text:p>
              </table:table-cell>
              <table:table-cell office:value-type="float" office:value="14042">
                <text:p>14042</text:p>
              </table:table-cell>
              <table:table-cell office:value-type="float" office:value="20197">
                <text:p>2019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520">
                <text:p>10520</text:p>
              </table:table-cell>
              <table:table-cell office:value-type="float" office:value="13964">
                <text:p>13964</text:p>
              </table:table-cell>
              <table:table-cell office:value-type="float" office:value="21174">
                <text:p>2117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480">
                <text:p>10480</text:p>
              </table:table-cell>
              <table:table-cell office:value-type="float" office:value="13828">
                <text:p>13828</text:p>
              </table:table-cell>
              <table:table-cell office:value-type="float" office:value="20694">
                <text:p>20694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050">
                <text:p>10050</text:p>
              </table:table-cell>
              <table:table-cell office:value-type="float" office:value="13848">
                <text:p>13848</text:p>
              </table:table-cell>
              <table:table-cell office:value-type="float" office:value="22157">
                <text:p>2215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526">
                <text:p>10526</text:p>
              </table:table-cell>
              <table:table-cell office:value-type="float" office:value="14042">
                <text:p>14042</text:p>
              </table:table-cell>
              <table:table-cell office:value-type="float" office:value="22233">
                <text:p>22233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304">
                <text:p>10304</text:p>
              </table:table-cell>
              <table:table-cell office:value-type="float" office:value="14858">
                <text:p>14858</text:p>
              </table:table-cell>
              <table:table-cell office:value-type="float" office:value="21987">
                <text:p>2198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0133">
                <text:p>10133</text:p>
              </table:table-cell>
              <table:table-cell office:value-type="float" office:value="13997">
                <text:p>13997</text:p>
              </table:table-cell>
              <table:table-cell office:value-type="float" office:value="20069">
                <text:p>20069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620">
                <text:p>9620</text:p>
              </table:table-cell>
              <table:table-cell office:value-type="float" office:value="13064">
                <text:p>13064</text:p>
              </table:table-cell>
              <table:table-cell office:value-type="float" office:value="20929">
                <text:p>20929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163">
                <text:p>9163</text:p>
              </table:table-cell>
              <table:table-cell office:value-type="float" office:value="13812">
                <text:p>13812</text:p>
              </table:table-cell>
              <table:table-cell office:value-type="float" office:value="21833">
                <text:p>2183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8721">
                <text:p>8721</text:p>
              </table:table-cell>
              <table:table-cell office:value-type="float" office:value="14308">
                <text:p>14308</text:p>
              </table:table-cell>
              <table:table-cell office:value-type="float" office:value="21354">
                <text:p>2135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8670">
                <text:p>8670</text:p>
              </table:table-cell>
              <table:table-cell office:value-type="float" office:value="13534">
                <text:p>13534</text:p>
              </table:table-cell>
              <table:table-cell office:value-type="float" office:value="19357">
                <text:p>1935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8806">
                <text:p>8806</text:p>
              </table:table-cell>
              <table:table-cell office:value-type="float" office:value="12971">
                <text:p>12971</text:p>
              </table:table-cell>
              <table:table-cell office:value-type="float" office:value="20791">
                <text:p>2079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8235">
                <text:p>8235</text:p>
              </table:table-cell>
              <table:table-cell office:value-type="float" office:value="13716">
                <text:p>13716</text:p>
              </table:table-cell>
              <table:table-cell office:value-type="float" office:value="21160">
                <text:p>21160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8721">
                <text:p>8721</text:p>
              </table:table-cell>
              <table:table-cell office:value-type="float" office:value="13848">
                <text:p>13848</text:p>
              </table:table-cell>
              <table:table-cell office:value-type="float" office:value="21712">
                <text:p>2171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8670">
                <text:p>8670</text:p>
              </table:table-cell>
              <table:table-cell office:value-type="float" office:value="13086">
                <text:p>13086</text:p>
              </table:table-cell>
              <table:table-cell office:value-type="float" office:value="21896">
                <text:p>21896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8806">
                <text:p>8806</text:p>
              </table:table-cell>
              <table:table-cell office:value-type="float" office:value="12668">
                <text:p>12668</text:p>
              </table:table-cell>
              <table:table-cell office:value-type="float" office:value="23529">
                <text:p>2352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7983">
                <text:p>7983</text:p>
              </table:table-cell>
              <table:table-cell office:value-type="float" office:value="13260">
                <text:p>13260</text:p>
              </table:table-cell>
              <table:table-cell office:value-type="float" office:value="23414">
                <text:p>23414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7740">
                <text:p>7740</text:p>
              </table:table-cell>
              <table:table-cell office:value-type="float" office:value="12936">
                <text:p>12936</text:p>
              </table:table-cell>
              <table:table-cell office:value-type="float" office:value="23759">
                <text:p>23759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7362">
                <text:p>7362</text:p>
              </table:table-cell>
              <table:table-cell office:value-type="float" office:value="12896">
                <text:p>12896</text:p>
              </table:table-cell>
              <table:table-cell office:value-type="float" office:value="24311">
                <text:p>2431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7524">
                <text:p>7524</text:p>
              </table:table-cell>
              <table:table-cell office:value-type="float" office:value="13328">
                <text:p>13328</text:p>
              </table:table-cell>
              <table:table-cell office:value-type="float" office:value="25415">
                <text:p>2541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760">
                <text:p>6760</text:p>
              </table:table-cell>
              <table:table-cell office:value-type="float" office:value="13192">
                <text:p>13192</text:p>
              </table:table-cell>
              <table:table-cell office:value-type="float" office:value="26542">
                <text:p>2654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6084">
                <text:p>6084</text:p>
              </table:table-cell>
              <table:table-cell office:value-type="float" office:value="12496">
                <text:p>12496</text:p>
              </table:table-cell>
              <table:table-cell office:value-type="float" office:value="26749">
                <text:p>267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6630">
                <text:p>6630</text:p>
              </table:table-cell>
              <table:table-cell office:value-type="float" office:value="13088">
                <text:p>13088</text:p>
              </table:table-cell>
              <table:table-cell office:value-type="float" office:value="27577">
                <text:p>2757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7020">
                <text:p>7020</text:p>
              </table:table-cell>
              <table:table-cell office:value-type="float" office:value="13629">
                <text:p>13629</text:p>
              </table:table-cell>
              <table:table-cell office:value-type="float" office:value="29003">
                <text:p>290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7501">
                <text:p>7501</text:p>
              </table:table-cell>
              <table:table-cell office:value-type="float" office:value="13192">
                <text:p>13192</text:p>
              </table:table-cell>
              <table:table-cell office:value-type="float" office:value="28566">
                <text:p>2856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7020">
                <text:p>7020</text:p>
              </table:table-cell>
              <table:table-cell office:value-type="float" office:value="12359">
                <text:p>12359</text:p>
              </table:table-cell>
              <table:table-cell office:value-type="float" office:value="27807">
                <text:p>27807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7650">
                <text:p>7650</text:p>
              </table:table-cell>
              <table:table-cell office:value-type="float" office:value="13107">
                <text:p>13107</text:p>
              </table:table-cell>
              <table:table-cell office:value-type="float" office:value="28382">
                <text:p>2838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7731">
                <text:p>7731</text:p>
              </table:table-cell>
              <table:table-cell office:value-type="float" office:value="13002">
                <text:p>13002</text:p>
              </table:table-cell>
              <table:table-cell office:value-type="float" office:value="27186">
                <text:p>2718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7054">
                <text:p>7054</text:p>
              </table:table-cell>
              <table:table-cell office:value-type="float" office:value="12520">
                <text:p>12520</text:p>
              </table:table-cell>
              <table:table-cell office:value-type="float" office:value="26128">
                <text:p>26128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7670">
                <text:p>7670</text:p>
              </table:table-cell>
              <table:table-cell office:value-type="float" office:value="13260">
                <text:p>13260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014">
                <text:p>8014</text:p>
              </table:table-cell>
              <table:table-cell office:value-type="float" office:value="14000">
                <text:p>14000</text:p>
              </table:table-cell>
              <table:table-cell office:value-type="float" office:value="27968">
                <text:p>2796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806">
                <text:p>7806</text:p>
              </table:table-cell>
              <table:table-cell office:value-type="float" office:value="13848">
                <text:p>13848</text:p>
              </table:table-cell>
              <table:table-cell office:value-type="float" office:value="28796">
                <text:p>28796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018">
                <text:p>7018</text:p>
              </table:table-cell>
              <table:table-cell office:value-type="float" office:value="13256">
                <text:p>13256</text:p>
              </table:table-cell>
              <table:table-cell office:value-type="float" office:value="28796">
                <text:p>2879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771">
                <text:p>7771</text:p>
              </table:table-cell>
              <table:table-cell office:value-type="float" office:value="14338">
                <text:p>14338</text:p>
              </table:table-cell>
              <table:table-cell office:value-type="float" office:value="29463">
                <text:p>2946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6991">
                <text:p>6991</text:p>
              </table:table-cell>
              <table:table-cell office:value-type="float" office:value="13206">
                <text:p>13206</text:p>
              </table:table-cell>
              <table:table-cell office:value-type="float" office:value="29049">
                <text:p>29049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6863">
                <text:p>6863</text:p>
              </table:table-cell>
              <table:table-cell office:value-type="float" office:value="13397">
                <text:p>13397</text:p>
              </table:table-cell>
              <table:table-cell office:value-type="float" office:value="30248">
                <text:p>3024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6737">
                <text:p>6737</text:p>
              </table:table-cell>
              <table:table-cell office:value-type="float" office:value="13807">
                <text:p>13807</text:p>
              </table:table-cell>
              <table:table-cell office:value-type="float" office:value="31174">
                <text:p>3117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6613">
                <text:p>6613</text:p>
              </table:table-cell>
              <table:table-cell office:value-type="float" office:value="15621">
                <text:p>15621</text:p>
              </table:table-cell>
              <table:table-cell office:value-type="float" office:value="41365">
                <text:p>4136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6492">
                <text:p>6492</text:p>
              </table:table-cell>
              <table:table-cell office:value-type="float" office:value="15845">
                <text:p>15845</text:p>
              </table:table-cell>
              <table:table-cell office:value-type="float" office:value="44540">
                <text:p>4454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6373">
                <text:p>6373</text:p>
              </table:table-cell>
              <table:table-cell office:value-type="float" office:value="16184">
                <text:p>16184</text:p>
              </table:table-cell>
              <table:table-cell office:value-type="float" office:value="47958">
                <text:p>4795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256">
                <text:p>6256</text:p>
              </table:table-cell>
              <table:table-cell office:value-type="float" office:value="16710">
                <text:p>16710</text:p>
              </table:table-cell>
              <table:table-cell office:value-type="float" office:value="51638">
                <text:p>5163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6141">
                <text:p>6141</text:p>
              </table:table-cell>
              <table:table-cell office:value-type="float" office:value="17130">
                <text:p>17130</text:p>
              </table:table-cell>
              <table:table-cell office:value-type="float" office:value="55601">
                <text:p>55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00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78.5">
                <text:p>7578.5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617.66666666667">
                <text:p>7617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1cm" svg:y="1.405cm" svg:width="30.888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4.8675">
                <text:p>24.8675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5.8966666666667">
                <text:p>25.89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9cm" svg:y="1.352cm" svg:width="31.34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383425388173">
                <text:p>1.2383425388173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1467426247693">
                <text:p>1.21467426247693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3527085383522">
                <text:p>1.1352708538352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20796419711731">
                <text:p>1.20796419711731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3302984361723">
                <text:p>1.23302984361723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2271799179098">
                <text:p>1.3227179917909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665464210197">
                <text:p>1.21665464210197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56033978191">
                <text:p>1.256033978191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6333111715498">
                <text:p>1.2633311171549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31651283709825">
                <text:p>1.31651283709825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8160076423442">
                <text:p>1.1816007642344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5945175915776">
                <text:p>1.15945175915776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431640625">
                <text:p>1.2431640625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6618196142842">
                <text:p>1.3661819614284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4533940317899">
                <text:p>1.1453394031789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2481576899852">
                <text:p>1.1248157689985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7615175890255">
                <text:p>1.1761517589025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3000580621654">
                <text:p>1.130005806216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7335118548863">
                <text:p>1.1733511854886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26755099583642">
                <text:p>1.2675509958364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4124662255093">
                <text:p>1.1412466225509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693593169597">
                <text:p>1.18693593169597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2339450932282">
                <text:p>1.1233945093228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3233480337388">
                <text:p>1.132334803373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3849055601138">
                <text:p>1.2384905560113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1388874151731">
                <text:p>1.21388874151731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4841543900369">
                <text:p>1.24841543900369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6355436288089">
                <text:p>1.26355436288089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7745468960505">
                <text:p>1.2774546896050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5279455064438">
                <text:p>1.0527945506443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4577368277761">
                <text:p>1.0457736827776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6111757607576">
                <text:p>1.06111757607576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442176215503">
                <text:p>1.0744217621550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1502699117163">
                <text:p>1.1150269911716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7274338720159">
                <text:p>1.07274338720159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8819567229917">
                <text:p>1.08819567229917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3563625479663">
                <text:p>1.0356362547966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0834748282975">
                <text:p>1.00834748282975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3620788301969">
                <text:p>1.0362078830196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333893564819">
                <text:p>1.033389356481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4029697935102">
                <text:p>1.04029697935102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71404894572">
                <text:p>1.0371404894572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582508582911">
                <text:p>1.0458250858291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333893564819">
                <text:p>1.0333893564819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5150539191312">
                <text:p>1.0515053919131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0.924969260360443">
                <text:p>0.924969260360443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0.940104180939008">
                <text:p>0.940104180939008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05669728731638">
                <text:p>1.05669728731638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05244482577641">
                <text:p>1.0524448257764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881035490907787">
                <text:p>0.88103549090778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0.950944355487186">
                <text:p>0.950944355487186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599892105253">
                <text:p>1.0599892105253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8607589005464">
                <text:p>1.0860758900546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0.875057203757072">
                <text:p>0.87505720375707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0.883488214454723">
                <text:p>0.883488214454723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9565147928994">
                <text:p>1.09565147928994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18699638429752">
                <text:p>0.91869963842975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5751415504221">
                <text:p>1.0575141550422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5777227067298">
                <text:p>1.057772270672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74173335536454">
                <text:p>0.97417333553645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0385360551292">
                <text:p>1.0038536055129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81336629122554">
                <text:p>0.98133662912255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80511841436749">
                <text:p>0.980511841436749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74173335536454">
                <text:p>0.974173335536454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90386222894108">
                <text:p>0.99038622289410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3251174317552">
                <text:p>1.0325117431755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996670557248319">
                <text:p>0.99667055724831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3970090909258">
                <text:p>1.03970090909258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3536949490581">
                <text:p>1.0353694949058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5297277515625">
                <text:p>1.052972775156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7606360893694">
                <text:p>1.0760636089369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0.994811696944066">
                <text:p>0.99481169694406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3115530960562">
                <text:p>1.0311553096056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74675398307471">
                <text:p>0.87467539830747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6290326015587">
                <text:p>1.0629032601558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7353498170458">
                <text:p>1.07353498170458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337.5">
                <text:p>19337.5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679.6666666667">
                <text:p>20679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